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41.9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2.76pt"/>
    </style:style>
    <style:style style:name="co9" style:family="table-column">
      <style:table-column-properties fo:break-before="auto" style:column-width="68.14pt"/>
    </style:style>
    <style:style style:name="co10" style:family="table-column">
      <style:table-column-properties fo:break-before="auto" style:column-width="95.95pt"/>
    </style:style>
    <style:style style:name="co11" style:family="table-column">
      <style:table-column-properties fo:break-before="auto" style:column-width="104.46pt"/>
    </style:style>
    <style:style style:name="co12" style:family="table-column">
      <style:table-column-properties fo:break-before="auto" style:column-width="99.04pt"/>
    </style:style>
    <style:style style:name="co13" style:family="table-column">
      <style:table-column-properties fo:break-before="auto" style:column-width="92.1pt"/>
    </style:style>
    <style:style style:name="co14" style:family="table-column">
      <style:table-column-properties fo:break-before="auto" style:column-width="100.6pt"/>
    </style:style>
    <style:style style:name="co15" style:family="table-column">
      <style:table-column-properties fo:break-before="auto" style:column-width="95.16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84.36pt"/>
    </style:style>
    <style:style style:name="co18" style:family="table-column">
      <style:table-column-properties fo:break-before="auto" style:column-width="92.86pt"/>
    </style:style>
    <style:style style:name="co19" style:family="table-column">
      <style:table-column-properties fo:break-before="auto" style:column-width="87.45pt"/>
    </style:style>
    <style:style style:name="co20" style:family="table-column">
      <style:table-column-properties fo:break-before="auto" style:column-width="82.06pt"/>
    </style:style>
    <style:style style:name="co21" style:family="table-column">
      <style:table-column-properties fo:break-before="auto" style:column-width="90.54pt"/>
    </style:style>
    <style:style style:name="co22" style:family="table-column">
      <style:table-column-properties fo:break-before="auto" style:column-width="85.15pt"/>
    </style:style>
    <style:style style:name="co23" style:family="table-column">
      <style:table-column-properties fo:break-before="auto" style:column-width="43.46pt"/>
    </style:style>
    <style:style style:name="co24" style:family="table-column">
      <style:table-column-properties fo:break-before="auto" style:column-width="51.96pt"/>
    </style:style>
    <style:style style:name="co25" style:family="table-column">
      <style:table-column-properties fo:break-before="auto" style:column-width="46.54pt"/>
    </style:style>
    <style:style style:name="co26" style:family="table-column">
      <style:table-column-properties fo:break-before="auto" style:column-width="55.05pt"/>
    </style:style>
    <style:style style:name="co27" style:family="table-column">
      <style:table-column-properties fo:break-before="auto" style:column-width="63.5pt"/>
    </style:style>
    <style:style style:name="co28" style:family="table-column">
      <style:table-column-properties fo:break-before="auto" style:column-width="58.11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61.2pt"/>
    </style:style>
    <style:style style:name="co31" style:family="table-column">
      <style:table-column-properties fo:break-before="auto" style:column-width="67.41pt"/>
    </style:style>
    <style:style style:name="co32" style:family="table-column">
      <style:table-column-properties fo:break-before="auto" style:column-width="75.86pt"/>
    </style:style>
    <style:style style:name="co33" style:family="table-column">
      <style:table-column-properties fo:break-before="auto" style:column-width="70.44pt"/>
    </style:style>
    <style:style style:name="co34" style:family="table-column">
      <style:table-column-properties fo:break-before="auto" style:column-width="81.3pt"/>
    </style:style>
    <style:style style:name="co35" style:family="table-column">
      <style:table-column-properties fo:break-before="auto" style:column-width="89.74pt"/>
    </style:style>
    <style:style style:name="co36" style:family="table-column">
      <style:table-column-properties fo:break-before="auto" style:column-width="86.71pt"/>
    </style:style>
    <style:style style:name="co37" style:family="table-column">
      <style:table-column-properties fo:break-before="auto" style:column-width="109.84pt"/>
    </style:style>
    <style:style style:name="co38" style:family="table-column">
      <style:table-column-properties fo:break-before="auto" style:column-width="118.35pt"/>
    </style:style>
    <style:style style:name="co39" style:family="table-column">
      <style:table-column-properties fo:break-before="auto" style:column-width="112.96pt"/>
    </style:style>
    <style:style style:name="co40" style:family="table-column">
      <style:table-column-properties fo:break-before="auto" style:column-width="75.09pt"/>
    </style:style>
    <style:style style:name="co41" style:family="table-column">
      <style:table-column-properties fo:break-before="auto" style:column-width="78.21pt"/>
    </style:style>
    <style:style style:name="co42" style:family="table-column">
      <style:table-column-properties fo:break-before="auto" style:column-width="44.19pt"/>
    </style:style>
    <style:style style:name="co43" style:family="table-column">
      <style:table-column-properties fo:break-before="auto" style:column-width="60.46pt"/>
    </style:style>
    <style:style style:name="co44" style:family="table-column">
      <style:table-column-properties fo:break-before="auto" style:column-width="47.31pt"/>
    </style:style>
    <style:style style:name="co45" style:family="table-column">
      <style:table-column-properties fo:break-before="auto" style:column-width="64.01pt"/>
    </style:style>
    <style:style style:name="co46" style:family="table-column">
      <style:table-column-properties fo:break-before="auto" style:column-width="78.24pt"/>
    </style:style>
    <style:style style:name="co47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ce2" style:family="table-cell" style:parent-style-name="Default" style:data-style-name="N123"/>
    <style:style style:name="ce3" style:family="table-cell" style:parent-style-name="Default" style:data-style-name="N126"/>
    <style:style style:name="ce4" style:family="table-cell" style:parent-style-name="Default" style:data-style-name="N125"/>
  </office:automatic-styles>
  <office:body>
    <office:spreadsheet>
      <table:calculation-settings table:automatic-find-labels="false" table:use-regular-expressions="false"/>
      <table:table table:name="bssn_r10_im_ws_g1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7" table:default-cell-style-name="Default"/>
        <table:table-column table:style-name="co36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6" table:default-cell-style-name="Default"/>
        <table:table-column table:style-name="co42" table:default-cell-style-name="Default"/>
        <table:table-column table:style-name="co24" table:default-cell-style-name="Default"/>
        <table:table-column table:style-name="co43" table:default-cell-style-name="Default"/>
        <table:table-column table:style-name="co26" table:default-cell-style-name="Default"/>
        <table:table-column table:style-name="co42" table:default-cell-style-name="Default"/>
        <table:table-column table:style-name="co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5" table:number-columns-repeated="7" table:default-cell-style-name="Default"/>
        <table:table-column table:style-name="co47" table:default-cell-style-name="Default"/>
        <table:table-column table:style-name="co45" table:number-columns-repeated="16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act_npes</text:p>
          </table:table-cell>
          <table:table-cell office:value-type="string" calcext:value-type="string">
            <text:p>glb_npes</text:p>
          </table:table-cell>
          <table:table-cell office:value-type="string" calcext:value-type="string">
            <text:p>part_tol</text:p>
          </table:table-cell>
          <table:table-cell office:value-type="string" calcext:value-type="string">
            <text:p>wave_tol</text:p>
          </table:table-cell>
          <table:table-cell office:value-type="string" calcext:value-type="string">
            <text:p>maxdepth</text:p>
          </table:table-cell>
          <table:table-cell office:value-type="string" calcext:value-type="string">
            <text:p>numOcts</text:p>
          </table:table-cell>
          <table:table-cell office:value-type="string" calcext:value-type="string">
            <text:p>dof_zip</text:p>
          </table:table-cell>
          <table:table-cell office:value-type="string" calcext:value-type="string">
            <text:p>dof_unzip</text:p>
          </table:table-cell>
          <table:table-cell office:value-type="string" calcext:value-type="string">
            <text:p>element_ghost_min</text:p>
          </table:table-cell>
          <table:table-cell office:value-type="string" calcext:value-type="string">
            <text:p>element_ghost_mean</text:p>
          </table:table-cell>
          <table:table-cell office:value-type="string" calcext:value-type="string">
            <text:p>element_ghost_max</text:p>
          </table:table-cell>
          <table:table-cell office:value-type="string" calcext:value-type="string">
            <text:p>element_local_min</text:p>
          </table:table-cell>
          <table:table-cell office:value-type="string" calcext:value-type="string">
            <text:p>element_local_mean</text:p>
          </table:table-cell>
          <table:table-cell office:value-type="string" calcext:value-type="string">
            <text:p>element_local_max</text:p>
          </table:table-cell>
          <table:table-cell office:value-type="string" calcext:value-type="string">
            <text:p>nodes_local_min</text:p>
          </table:table-cell>
          <table:table-cell office:value-type="string" calcext:value-type="string">
            <text:p>nodes_local_mean</text:p>
          </table:table-cell>
          <table:table-cell office:value-type="string" calcext:value-type="string">
            <text:p>nodes_local|max</text:p>
          </table:table-cell>
          <table:table-cell office:value-type="string" calcext:value-type="string">
            <text:p>send_nodes_min</text:p>
          </table:table-cell>
          <table:table-cell office:value-type="string" calcext:value-type="string">
            <text:p>send_nodes_mean</text:p>
          </table:table-cell>
          <table:table-cell office:value-type="string" calcext:value-type="string">
            <text:p>send_nodes_max</text:p>
          </table:table-cell>
          <table:table-cell office:value-type="string" calcext:value-type="string">
            <text:p>recv_nodes_min</text:p>
          </table:table-cell>
          <table:table-cell office:value-type="string" calcext:value-type="string">
            <text:p>recv_nodes_mean</text:p>
          </table:table-cell>
          <table:table-cell office:value-type="string" calcext:value-type="string">
            <text:p>recv_nodes_max</text:p>
          </table:table-cell>
          <table:table-cell office:value-type="string" calcext:value-type="string">
            <text:p>bal_min</text:p>
          </table:table-cell>
          <table:table-cell office:value-type="string" calcext:value-type="string">
            <text:p>bal_mean</text:p>
          </table:table-cell>
          <table:table-cell office:value-type="string" calcext:value-type="string">
            <text:p>bal_max</text:p>
          </table:table-cell>
          <table:table-cell office:value-type="string" calcext:value-type="string">
            <text:p>mesh_min</text:p>
          </table:table-cell>
          <table:table-cell office:value-type="string" calcext:value-type="string">
            <text:p>mesh_mean</text:p>
          </table:table-cell>
          <table:table-cell office:value-type="string" calcext:value-type="string">
            <text:p>mesh_max</text:p>
          </table:table-cell>
          <table:table-cell office:value-type="string" calcext:value-type="string">
            <text:p>rkstep_min</text:p>
          </table:table-cell>
          <table:table-cell office:value-type="string" calcext:value-type="string">
            <text:p>rkstep_mean</text:p>
          </table:table-cell>
          <table:table-cell office:value-type="string" calcext:value-type="string">
            <text:p>rkstep_max</text:p>
          </table:table-cell>
          <table:table-cell office:value-type="string" calcext:value-type="string">
            <text:p>ghostEx_min</text:p>
          </table:table-cell>
          <table:table-cell office:value-type="string" calcext:value-type="string">
            <text:p>ghostEx_mean</text:p>
          </table:table-cell>
          <table:table-cell office:value-type="string" calcext:value-type="string">
            <text:p>ghostEx_max</text:p>
          </table:table-cell>
          <table:table-cell office:value-type="string" calcext:value-type="string">
            <text:p>unzip_sync_min</text:p>
          </table:table-cell>
          <table:table-cell office:value-type="string" calcext:value-type="string">
            <text:p>unzip_sync_mean</text:p>
          </table:table-cell>
          <table:table-cell office:value-type="string" calcext:value-type="string">
            <text:p>unzip_sync_max</text:p>
          </table:table-cell>
          <table:table-cell office:value-type="string" calcext:value-type="string">
            <text:p>unzip_async_min</text:p>
          </table:table-cell>
          <table:table-cell office:value-type="string" calcext:value-type="string">
            <text:p>unzip_async_mean</text:p>
          </table:table-cell>
          <table:table-cell office:value-type="string" calcext:value-type="string">
            <text:p>unzip_async_max</text:p>
          </table:table-cell>
          <table:table-cell office:value-type="string" calcext:value-type="string">
            <text:p>unzip_async_wait_min</text:p>
          </table:table-cell>
          <table:table-cell office:value-type="string" calcext:value-type="string">
            <text:p>unzip_async_wait_mean</text:p>
          </table:table-cell>
          <table:table-cell office:value-type="string" calcext:value-type="string">
            <text:p>unzip_async_wait_max</text:p>
          </table:table-cell>
          <table:table-cell office:value-type="string" calcext:value-type="string">
            <text:p>isRemesh_min</text:p>
          </table:table-cell>
          <table:table-cell office:value-type="string" calcext:value-type="string">
            <text:p>isRemesh_mean</text:p>
          </table:table-cell>
          <table:table-cell office:value-type="string" calcext:value-type="string">
            <text:p>isRemesh_max</text:p>
          </table:table-cell>
          <table:table-cell office:value-type="string" calcext:value-type="string">
            <text:p>GT_min</text:p>
          </table:table-cell>
          <table:table-cell office:value-type="string" calcext:value-type="string">
            <text:p>GT_mean</text:p>
          </table:table-cell>
          <table:table-cell office:value-type="string" calcext:value-type="string">
            <text:p>GT_max</text:p>
          </table:table-cell>
          <table:table-cell office:value-type="string" calcext:value-type="string">
            <text:p>deriv_min</text:p>
          </table:table-cell>
          <table:table-cell office:value-type="string" calcext:value-type="string">
            <text:p>deriv_mean</text:p>
          </table:table-cell>
          <table:table-cell office:value-type="string" calcext:value-type="string">
            <text:p>deriv_max</text:p>
          </table:table-cell>
          <table:table-cell office:value-type="string" calcext:value-type="string">
            <text:p>rhs_min</text:p>
          </table:table-cell>
          <table:table-cell office:value-type="string" calcext:value-type="string">
            <text:p>rhs_mean</text:p>
          </table:table-cell>
          <table:table-cell office:value-type="string" calcext:value-type="string">
            <text:p>rhs_max</text:p>
          </table:table-cell>
          <table:table-cell/>
          <table:table-cell office:value-type="string" calcext:value-type="string">
            <text:p>Dof*24</text:p>
          </table:table-cell>
          <table:table-cell office:value-type="string" calcext:value-type="string">
            <text:p>24 dof/core</text:p>
          </table:table-cell>
          <table:table-cell/>
          <table:table-cell office:value-type="string" calcext:value-type="string">
            <text:p>deriv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unzip</text:p>
          </table:table-cell>
          <table:table-cell office:value-type="string" calcext:value-type="string">
            <text:p>isremesh</text:p>
          </table:table-cell>
          <table:table-cell office:value-type="string" calcext:value-type="string">
            <text:p>comm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um_without_remesh</text:p>
          </table:table-cell>
          <table:table-cell office:value-type="string" calcext:value-type="string">
            <text:p>total_without_remesh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8" calcext:value-type="float">
            <text:p>18</text:p>
          </table:table-cell>
          <table:table-cell office:value-type="float" office:value="34357" calcext:value-type="float">
            <text:p>34357</text:p>
          </table:table-cell>
          <table:table-cell office:value-type="float" office:value="2024905" calcext:value-type="float">
            <text:p>2024905</text:p>
          </table:table-cell>
          <table:table-cell office:value-type="float" office:value="17898273" calcext:value-type="float">
            <text:p>17898273</text:p>
          </table:table-cell>
          <table:table-cell office:value-type="float" office:value="1293" calcext:value-type="float">
            <text:p>1293</text:p>
          </table:table-cell>
          <table:table-cell office:value-type="float" office:value="2074.84" calcext:value-type="float">
            <text:p>2074.84</text:p>
          </table:table-cell>
          <table:table-cell office:value-type="float" office:value="3175" calcext:value-type="float">
            <text:p>3175</text:p>
          </table:table-cell>
          <table:table-cell office:value-type="float" office:value="1072" calcext:value-type="float">
            <text:p>1072</text:p>
          </table:table-cell>
          <table:table-cell office:value-type="float" office:value="1073.66" calcext:value-type="float">
            <text:p>1073.66</text:p>
          </table:table-cell>
          <table:table-cell office:value-type="float" office:value="1075" calcext:value-type="float">
            <text:p>1075</text:p>
          </table:table-cell>
          <table:table-cell office:value-type="float" office:value="57032" calcext:value-type="float">
            <text:p>57032</text:p>
          </table:table-cell>
          <table:table-cell office:value-type="float" office:value="63278.3" calcext:value-type="float">
            <text:p>63278.3</text:p>
          </table:table-cell>
          <table:table-cell office:value-type="float" office:value="69652" calcext:value-type="float">
            <text:p>69652</text:p>
          </table:table-cell>
          <table:table-cell office:value-type="float" office:value="45718" calcext:value-type="float">
            <text:p>45718</text:p>
          </table:table-cell>
          <table:table-cell office:value-type="float" office:value="62970.3" calcext:value-type="float">
            <text:p>62970.3</text:p>
          </table:table-cell>
          <table:table-cell office:value-type="float" office:value="104024" calcext:value-type="float">
            <text:p>104024</text:p>
          </table:table-cell>
          <table:table-cell office:value-type="float" office:value="40484" calcext:value-type="float">
            <text:p>40484</text:p>
          </table:table-cell>
          <table:table-cell office:value-type="float" office:value="62970.3" calcext:value-type="float">
            <text:p>62970.3</text:p>
          </table:table-cell>
          <table:table-cell office:value-type="float" office:value="98976" calcext:value-type="float">
            <text:p>98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1127" calcext:value-type="float">
            <text:p>3.61127</text:p>
          </table:table-cell>
          <table:table-cell office:value-type="float" office:value="3.81123" calcext:value-type="float">
            <text:p>3.81123</text:p>
          </table:table-cell>
          <table:table-cell office:value-type="float" office:value="3.89707" calcext:value-type="float">
            <text:p>3.89707</text:p>
          </table:table-cell>
          <table:table-cell office:value-type="float" office:value="98.9785" calcext:value-type="float">
            <text:p>98.9785</text:p>
          </table:table-cell>
          <table:table-cell office:value-type="float" office:value="98.9841" calcext:value-type="float">
            <text:p>98.9841</text:p>
          </table:table-cell>
          <table:table-cell office:value-type="float" office:value="98.9879" calcext:value-type="float">
            <text:p>98.98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.0013" calcext:value-type="float">
            <text:p>65.0013</text:p>
          </table:table-cell>
          <table:table-cell office:value-type="float" office:value="67.0229" calcext:value-type="float">
            <text:p>67.0229</text:p>
          </table:table-cell>
          <table:table-cell office:value-type="float" office:value="69.0754" calcext:value-type="float">
            <text:p>69.0754</text:p>
          </table:table-cell>
          <table:table-cell office:value-type="float" office:value="1.04675" calcext:value-type="float">
            <text:p>1.04675</text:p>
          </table:table-cell>
          <table:table-cell office:value-type="float" office:value="11.2535" calcext:value-type="float">
            <text:p>11.2535</text:p>
          </table:table-cell>
          <table:table-cell office:value-type="float" office:value="27.8222" calcext:value-type="float">
            <text:p>27.8222</text:p>
          </table:table-cell>
          <table:table-cell office:value-type="float" office:value="0.068614" calcext:value-type="float">
            <text:p>0.068614</text:p>
          </table:table-cell>
          <table:table-cell office:value-type="float" office:value="1.39354" calcext:value-type="float">
            <text:p>1.39354</text:p>
          </table:table-cell>
          <table:table-cell office:value-type="float" office:value="2.70375" calcext:value-type="float">
            <text:p>2.70375</text:p>
          </table:table-cell>
          <table:table-cell office:value-type="float" office:value="5.6056" calcext:value-type="float">
            <text:p>5.6056</text:p>
          </table:table-cell>
          <table:table-cell office:value-type="float" office:value="5.69288" calcext:value-type="float">
            <text:p>5.69288</text:p>
          </table:table-cell>
          <table:table-cell office:value-type="float" office:value="5.89316" calcext:value-type="float">
            <text:p>5.89316</text:p>
          </table:table-cell>
          <table:table-cell office:value-type="float" office:value="6.54346" calcext:value-type="float">
            <text:p>6.54346</text:p>
          </table:table-cell>
          <table:table-cell office:value-type="float" office:value="7.02725" calcext:value-type="float">
            <text:p>7.02725</text:p>
          </table:table-cell>
          <table:table-cell office:value-type="float" office:value="7.55674" calcext:value-type="float">
            <text:p>7.55674</text:p>
          </table:table-cell>
          <table:table-cell office:value-type="float" office:value="21.7461" calcext:value-type="float">
            <text:p>21.7461</text:p>
          </table:table-cell>
          <table:table-cell office:value-type="float" office:value="23.66" calcext:value-type="float">
            <text:p>23.66</text:p>
          </table:table-cell>
          <table:table-cell office:value-type="float" office:value="25.0889" calcext:value-type="float">
            <text:p>25.0889</text:p>
          </table:table-cell>
          <table:table-cell/>
          <table:table-cell table:style-name="ce1" table:formula="of:=[.H2]*24" office:value-type="float" office:value="48597720" calcext:value-type="float">
            <text:p>48.6 M</text:p>
          </table:table-cell>
          <table:table-cell table:formula="of:=(24*[.H2]/[.B2])" office:value-type="float" office:value="1518678.75" calcext:value-type="float">
            <text:p>1518678.75</text:p>
          </table:table-cell>
          <table:table-cell/>
          <table:table-cell table:formula="of:=100000*[.BB2]/[.BH2]" office:value-type="float" office:value="0.49758647113486" calcext:value-type="float">
            <text:p>0.4975864711</text:p>
          </table:table-cell>
          <table:table-cell table:formula="of:=100000*[.BE2]/[.BH2]" office:value-type="float" office:value="1.65202153516667" calcext:value-type="float">
            <text:p>1.6520215352</text:p>
          </table:table-cell>
          <table:table-cell table:formula="of:=100000*([.AP2]-[.AS2])/[.BH2]" office:value-type="float" office:value="2.71638751776832" calcext:value-type="float">
            <text:p>2.7163875178</text:p>
          </table:table-cell>
          <table:table-cell table:formula="of:=100000*[.AV2]/[.BH2]" office:value-type="float" office:value="0.178033043525499" calcext:value-type="float">
            <text:p>0.1780330435</text:p>
          </table:table-cell>
          <table:table-cell table:formula="of:=100000*([.AG2]-[.AP2]+[.AS2]-[.BE2]-[.BB2])/[.BH2]" office:value-type="float" office:value="1.65203207064035" calcext:value-type="float">
            <text:p>1.6520320706</text:p>
          </table:table-cell>
          <table:table-cell table:formula="of:=[.BJ2]+[.BK2]+[.BL2]+[.BM2]+[.BN2]" office:value-type="float" office:value="6.6960606382357" calcext:value-type="float">
            <text:p>6.6960606382</text:p>
          </table:table-cell>
          <table:table-cell table:style-name="ce3" table:formula="of:=[.BO2]" office:value-type="float" office:value="6.6960606382357" calcext:value-type="float">
            <text:p>6.7</text:p>
          </table:table-cell>
          <table:table-cell table:formula="of:=[.BJ2]+[.BK2]+[.BL2]+[.BN2]" office:value-type="float" office:value="6.5180275947102" calcext:value-type="float">
            <text:p>6.5180275947</text:p>
          </table:table-cell>
          <table:table-cell table:style-name="ce4" table:formula="of:=[.AG2]*100000/[.BH2]" office:value-type="float" office:value="6.5180275947102" calcext:value-type="float">
            <text:p>6.5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8" calcext:value-type="float">
            <text:p>18</text:p>
          </table:table-cell>
          <table:table-cell office:value-type="float" office:value="65388" calcext:value-type="float">
            <text:p>65388</text:p>
          </table:table-cell>
          <table:table-cell office:value-type="float" office:value="3870129" calcext:value-type="float">
            <text:p>3870129</text:p>
          </table:table-cell>
          <table:table-cell office:value-type="float" office:value="34491955" calcext:value-type="float">
            <text:p>34491955</text:p>
          </table:table-cell>
          <table:table-cell office:value-type="float" office:value="1225" calcext:value-type="float">
            <text:p>1225</text:p>
          </table:table-cell>
          <table:table-cell office:value-type="float" office:value="2136.14" calcext:value-type="float">
            <text:p>2136.14</text:p>
          </table:table-cell>
          <table:table-cell office:value-type="float" office:value="3213" calcext:value-type="float">
            <text:p>3213</text:p>
          </table:table-cell>
          <table:table-cell office:value-type="float" office:value="1019" calcext:value-type="float">
            <text:p>1019</text:p>
          </table:table-cell>
          <table:table-cell office:value-type="float" office:value="1021.69" calcext:value-type="float">
            <text:p>1021.69</text:p>
          </table:table-cell>
          <table:table-cell office:value-type="float" office:value="1024" calcext:value-type="float">
            <text:p>1024</text:p>
          </table:table-cell>
          <table:table-cell office:value-type="float" office:value="54399" calcext:value-type="float">
            <text:p>54399</text:p>
          </table:table-cell>
          <table:table-cell office:value-type="float" office:value="60470.8" calcext:value-type="float">
            <text:p>60470.8</text:p>
          </table:table-cell>
          <table:table-cell office:value-type="float" office:value="67870" calcext:value-type="float">
            <text:p>67870</text:p>
          </table:table-cell>
          <table:table-cell office:value-type="float" office:value="42517" calcext:value-type="float">
            <text:p>42517</text:p>
          </table:table-cell>
          <table:table-cell office:value-type="float" office:value="64199" calcext:value-type="float">
            <text:p>64199</text:p>
          </table:table-cell>
          <table:table-cell office:value-type="float" office:value="104950" calcext:value-type="float">
            <text:p>104950</text:p>
          </table:table-cell>
          <table:table-cell office:value-type="float" office:value="38549" calcext:value-type="float">
            <text:p>38549</text:p>
          </table:table-cell>
          <table:table-cell office:value-type="float" office:value="64199" calcext:value-type="float">
            <text:p>64199</text:p>
          </table:table-cell>
          <table:table-cell office:value-type="float" office:value="105267" calcext:value-type="float">
            <text:p>1052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0114" calcext:value-type="float">
            <text:p>3.80114</text:p>
          </table:table-cell>
          <table:table-cell office:value-type="float" office:value="4.14035" calcext:value-type="float">
            <text:p>4.14035</text:p>
          </table:table-cell>
          <table:table-cell office:value-type="float" office:value="4.35775" calcext:value-type="float">
            <text:p>4.35775</text:p>
          </table:table-cell>
          <table:table-cell office:value-type="float" office:value="109.652" calcext:value-type="float">
            <text:p>109.652</text:p>
          </table:table-cell>
          <table:table-cell office:value-type="float" office:value="109.666" calcext:value-type="float">
            <text:p>109.666</text:p>
          </table:table-cell>
          <table:table-cell office:value-type="float" office:value="109.67" calcext:value-type="float">
            <text:p>109.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.411" calcext:value-type="float">
            <text:p>75.411</text:p>
          </table:table-cell>
          <table:table-cell office:value-type="float" office:value="76.4392" calcext:value-type="float">
            <text:p>76.4392</text:p>
          </table:table-cell>
          <table:table-cell office:value-type="float" office:value="77.276" calcext:value-type="float">
            <text:p>77.276</text:p>
          </table:table-cell>
          <table:table-cell office:value-type="float" office:value="1.71454" calcext:value-type="float">
            <text:p>1.71454</text:p>
          </table:table-cell>
          <table:table-cell office:value-type="float" office:value="19.3282" calcext:value-type="float">
            <text:p>19.3282</text:p>
          </table:table-cell>
          <table:table-cell office:value-type="float" office:value="49.0374" calcext:value-type="float">
            <text:p>49.0374</text:p>
          </table:table-cell>
          <table:table-cell office:value-type="float" office:value="0.0538208" calcext:value-type="float">
            <text:p>0.0538208</text:p>
          </table:table-cell>
          <table:table-cell office:value-type="float" office:value="0.273166" calcext:value-type="float">
            <text:p>0.273166</text:p>
          </table:table-cell>
          <table:table-cell office:value-type="float" office:value="0.723641" calcext:value-type="float">
            <text:p>0.723641</text:p>
          </table:table-cell>
          <table:table-cell office:value-type="float" office:value="2.05526" calcext:value-type="float">
            <text:p>2.05526</text:p>
          </table:table-cell>
          <table:table-cell office:value-type="float" office:value="2.27321" calcext:value-type="float">
            <text:p>2.27321</text:p>
          </table:table-cell>
          <table:table-cell office:value-type="float" office:value="2.6129" calcext:value-type="float">
            <text:p>2.6129</text:p>
          </table:table-cell>
          <table:table-cell office:value-type="float" office:value="6.47127" calcext:value-type="float">
            <text:p>6.47127</text:p>
          </table:table-cell>
          <table:table-cell office:value-type="float" office:value="7.23633" calcext:value-type="float">
            <text:p>7.23633</text:p>
          </table:table-cell>
          <table:table-cell office:value-type="float" office:value="8.00056" calcext:value-type="float">
            <text:p>8.00056</text:p>
          </table:table-cell>
          <table:table-cell office:value-type="float" office:value="22.0708" calcext:value-type="float">
            <text:p>22.0708</text:p>
          </table:table-cell>
          <table:table-cell office:value-type="float" office:value="24.7308" calcext:value-type="float">
            <text:p>24.7308</text:p>
          </table:table-cell>
          <table:table-cell office:value-type="float" office:value="26.8808" calcext:value-type="float">
            <text:p>26.8808</text:p>
          </table:table-cell>
          <table:table-cell/>
          <table:table-cell table:style-name="ce1" table:formula="of:=[.H3]*24" office:value-type="float" office:value="92883096" calcext:value-type="float">
            <text:p>92.9 M</text:p>
          </table:table-cell>
          <table:table-cell table:formula="of:=(24*[.H3]/[.B3])" office:value-type="float" office:value="1451298.375" calcext:value-type="float">
            <text:p>1451298.375</text:p>
          </table:table-cell>
          <table:table-cell/>
          <table:table-cell table:formula="of:=100000*[.BB3]/[.BH3]" office:value-type="float" office:value="0.551269135128743" calcext:value-type="float">
            <text:p>0.5512691351</text:p>
          </table:table-cell>
          <table:table-cell table:formula="of:=100000*[.BE3]/[.BH3]" office:value-type="float" office:value="1.85218976766235" calcext:value-type="float">
            <text:p>1.8521897677</text:p>
          </table:table-cell>
          <table:table-cell table:formula="of:=100000*([.AP3]-[.AS3])/[.BH3]" office:value-type="float" office:value="1.94574737258973" calcext:value-type="float">
            <text:p>1.9457473726</text:p>
          </table:table-cell>
          <table:table-cell table:formula="of:=100000*[.AV3]/[.BH3]" office:value-type="float" office:value="0.0498616282127374" calcext:value-type="float">
            <text:p>0.0498616282</text:p>
          </table:table-cell>
          <table:table-cell table:formula="of:=100000*([.AG3]-[.AP3]+[.AS3]-[.BE3]-[.BB3])/[.BH3]" office:value-type="float" office:value="3.20747551309013" calcext:value-type="float">
            <text:p>3.2074755131</text:p>
          </table:table-cell>
          <table:table-cell table:formula="of:=[.BJ3]+[.BK3]+[.BL3]+[.BM3]+[.BN3]" office:value-type="float" office:value="7.6065434166837" calcext:value-type="float">
            <text:p>7.6065434167</text:p>
          </table:table-cell>
          <table:table-cell table:style-name="ce3" table:formula="of:=[.BO3]" office:value-type="float" office:value="7.6065434166837" calcext:value-type="float">
            <text:p>7.6</text:p>
          </table:table-cell>
          <table:table-cell table:formula="of:=[.BJ3]+[.BK3]+[.BL3]+[.BN3]" office:value-type="float" office:value="7.55668178847096" calcext:value-type="float">
            <text:p>7.5566817885</text:p>
          </table:table-cell>
          <table:table-cell table:style-name="ce4" table:formula="of:=[.AG3]*100000/[.BH3]" office:value-type="float" office:value="7.55668178847096" calcext:value-type="float">
            <text:p>7.6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8" calcext:value-type="float">
            <text:p>18</text:p>
          </table:table-cell>
          <table:table-cell office:value-type="float" office:value="131055" calcext:value-type="float">
            <text:p>131055</text:p>
          </table:table-cell>
          <table:table-cell office:value-type="float" office:value="7821733" calcext:value-type="float">
            <text:p>7821733</text:p>
          </table:table-cell>
          <table:table-cell office:value-type="float" office:value="66360666" calcext:value-type="float">
            <text:p>66360666</text:p>
          </table:table-cell>
          <table:table-cell office:value-type="float" office:value="1225" calcext:value-type="float">
            <text:p>1225</text:p>
          </table:table-cell>
          <table:table-cell office:value-type="float" office:value="2220.12" calcext:value-type="float">
            <text:p>2220.12</text:p>
          </table:table-cell>
          <table:table-cell office:value-type="float" office:value="3126" calcext:value-type="float">
            <text:p>3126</text:p>
          </table:table-cell>
          <table:table-cell office:value-type="float" office:value="1020" calcext:value-type="float">
            <text:p>1020</text:p>
          </table:table-cell>
          <table:table-cell office:value-type="float" office:value="1023.87" calcext:value-type="float">
            <text:p>1023.87</text:p>
          </table:table-cell>
          <table:table-cell office:value-type="float" office:value="1026" calcext:value-type="float">
            <text:p>1026</text:p>
          </table:table-cell>
          <table:table-cell office:value-type="float" office:value="54139" calcext:value-type="float">
            <text:p>54139</text:p>
          </table:table-cell>
          <table:table-cell office:value-type="float" office:value="61107.3" calcext:value-type="float">
            <text:p>61107.3</text:p>
          </table:table-cell>
          <table:table-cell office:value-type="float" office:value="66931" calcext:value-type="float">
            <text:p>66931</text:p>
          </table:table-cell>
          <table:table-cell office:value-type="float" office:value="42656" calcext:value-type="float">
            <text:p>42656</text:p>
          </table:table-cell>
          <table:table-cell office:value-type="float" office:value="66994.5" calcext:value-type="float">
            <text:p>66994.5</text:p>
          </table:table-cell>
          <table:table-cell office:value-type="float" office:value="105086" calcext:value-type="float">
            <text:p>105086</text:p>
          </table:table-cell>
          <table:table-cell office:value-type="float" office:value="38429" calcext:value-type="float">
            <text:p>38429</text:p>
          </table:table-cell>
          <table:table-cell office:value-type="float" office:value="66994.5" calcext:value-type="float">
            <text:p>66994.5</text:p>
          </table:table-cell>
          <table:table-cell office:value-type="float" office:value="101386" calcext:value-type="float">
            <text:p>101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6126" calcext:value-type="float">
            <text:p>4.06126</text:p>
          </table:table-cell>
          <table:table-cell office:value-type="float" office:value="4.51923" calcext:value-type="float">
            <text:p>4.51923</text:p>
          </table:table-cell>
          <table:table-cell office:value-type="float" office:value="4.76385" calcext:value-type="float">
            <text:p>4.76385</text:p>
          </table:table-cell>
          <table:table-cell office:value-type="float" office:value="109.615" calcext:value-type="float">
            <text:p>109.615</text:p>
          </table:table-cell>
          <table:table-cell office:value-type="float" office:value="109.63" calcext:value-type="float">
            <text:p>109.63</text:p>
          </table:table-cell>
          <table:table-cell office:value-type="float" office:value="109.633" calcext:value-type="float">
            <text:p>109.6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.5514" calcext:value-type="float">
            <text:p>74.5514</text:p>
          </table:table-cell>
          <table:table-cell office:value-type="float" office:value="75.6489" calcext:value-type="float">
            <text:p>75.6489</text:p>
          </table:table-cell>
          <table:table-cell office:value-type="float" office:value="76.8214" calcext:value-type="float">
            <text:p>76.8214</text:p>
          </table:table-cell>
          <table:table-cell office:value-type="float" office:value="1.22398" calcext:value-type="float">
            <text:p>1.22398</text:p>
          </table:table-cell>
          <table:table-cell office:value-type="float" office:value="21.6101" calcext:value-type="float">
            <text:p>21.6101</text:p>
          </table:table-cell>
          <table:table-cell office:value-type="float" office:value="60.7241" calcext:value-type="float">
            <text:p>60.7241</text:p>
          </table:table-cell>
          <table:table-cell office:value-type="float" office:value="0.0764332" calcext:value-type="float">
            <text:p>0.0764332</text:p>
          </table:table-cell>
          <table:table-cell office:value-type="float" office:value="0.308476" calcext:value-type="float">
            <text:p>0.308476</text:p>
          </table:table-cell>
          <table:table-cell office:value-type="float" office:value="0.890573" calcext:value-type="float">
            <text:p>0.890573</text:p>
          </table:table-cell>
          <table:table-cell office:value-type="float" office:value="2.18111" calcext:value-type="float">
            <text:p>2.18111</text:p>
          </table:table-cell>
          <table:table-cell office:value-type="float" office:value="2.42614" calcext:value-type="float">
            <text:p>2.42614</text:p>
          </table:table-cell>
          <table:table-cell office:value-type="float" office:value="2.88403" calcext:value-type="float">
            <text:p>2.88403</text:p>
          </table:table-cell>
          <table:table-cell office:value-type="float" office:value="6.54692" calcext:value-type="float">
            <text:p>6.54692</text:p>
          </table:table-cell>
          <table:table-cell office:value-type="float" office:value="7.36098" calcext:value-type="float">
            <text:p>7.36098</text:p>
          </table:table-cell>
          <table:table-cell office:value-type="float" office:value="8.30515" calcext:value-type="float">
            <text:p>8.30515</text:p>
          </table:table-cell>
          <table:table-cell office:value-type="float" office:value="21.0024" calcext:value-type="float">
            <text:p>21.0024</text:p>
          </table:table-cell>
          <table:table-cell office:value-type="float" office:value="25.252" calcext:value-type="float">
            <text:p>25.252</text:p>
          </table:table-cell>
          <table:table-cell office:value-type="float" office:value="27.4604" calcext:value-type="float">
            <text:p>27.4604</text:p>
          </table:table-cell>
          <table:table-cell/>
          <table:table-cell table:style-name="ce1" table:formula="of:=[.H4]*24" office:value-type="float" office:value="187721592" calcext:value-type="float">
            <text:p>187.7 M</text:p>
          </table:table-cell>
          <table:table-cell table:formula="of:=(24*[.H4]/[.B4])" office:value-type="float" office:value="1466574.9375" calcext:value-type="float">
            <text:p>1466574.9375</text:p>
          </table:table-cell>
          <table:table-cell/>
          <table:table-cell table:formula="of:=100000*[.BB4]/[.BH4]" office:value-type="float" office:value="0.566295644882449" calcext:value-type="float">
            <text:p>0.5662956449</text:p>
          </table:table-cell>
          <table:table-cell table:formula="of:=100000*[.BE4]/[.BH4]" office:value-type="float" office:value="1.87241710585962" calcext:value-type="float">
            <text:p>1.8724171059</text:p>
          </table:table-cell>
          <table:table-cell table:formula="of:=100000*([.AP4]-[.AS4])/[.BH4]" office:value-type="float" office:value="1.09761182933075" calcext:value-type="float">
            <text:p>1.0976118293</text:p>
          </table:table-cell>
          <table:table-cell table:formula="of:=100000*[.AV4]/[.BH4]" office:value-type="float" office:value="0.0607246842441012" calcext:value-type="float">
            <text:p>0.0607246842</text:p>
          </table:table-cell>
          <table:table-cell table:formula="of:=100000*([.AG4]-[.AP4]+[.AS4]-[.BE4]-[.BB4])/[.BH4]" office:value-type="float" office:value="3.93912022651076" calcext:value-type="float">
            <text:p>3.9391202265</text:p>
          </table:table-cell>
          <table:table-cell table:formula="of:=[.BJ4]+[.BK4]+[.BL4]+[.BM4]+[.BN4]" office:value-type="float" office:value="7.53616949082767" calcext:value-type="float">
            <text:p>7.5361694908</text:p>
          </table:table-cell>
          <table:table-cell table:style-name="ce3" table:formula="of:=[.BO4]" office:value-type="float" office:value="7.53616949082767" calcext:value-type="float">
            <text:p>7.5</text:p>
          </table:table-cell>
          <table:table-cell table:formula="of:=[.BJ4]+[.BK4]+[.BL4]+[.BN4]" office:value-type="float" office:value="7.47544480658357" calcext:value-type="float">
            <text:p>7.4754448066</text:p>
          </table:table-cell>
          <table:table-cell table:style-name="ce4" table:formula="of:=[.AG4]*100000/[.BH4]" office:value-type="float" office:value="7.47544480658357" calcext:value-type="float">
            <text:p>7.5</text:p>
          </table:table-cell>
          <table:table-cell table:number-columns-repeated="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8" calcext:value-type="float">
            <text:p>18</text:p>
          </table:table-cell>
          <table:table-cell office:value-type="float" office:value="234795" calcext:value-type="float">
            <text:p>234795</text:p>
          </table:table-cell>
          <table:table-cell office:value-type="float" office:value="14254949" calcext:value-type="float">
            <text:p>14254949</text:p>
          </table:table-cell>
          <table:table-cell office:value-type="float" office:value="103455689" calcext:value-type="float">
            <text:p>103455689</text:p>
          </table:table-cell>
          <table:table-cell office:value-type="float" office:value="1139" calcext:value-type="float">
            <text:p>1139</text:p>
          </table:table-cell>
          <table:table-cell office:value-type="float" office:value="2107.56" calcext:value-type="float">
            <text:p>2107.56</text:p>
          </table:table-cell>
          <table:table-cell office:value-type="float" office:value="2985" calcext:value-type="float">
            <text:p>2985</text:p>
          </table:table-cell>
          <table:table-cell office:value-type="float" office:value="914" calcext:value-type="float">
            <text:p>914</text:p>
          </table:table-cell>
          <table:table-cell office:value-type="float" office:value="917.168" calcext:value-type="float">
            <text:p>917.168</text:p>
          </table:table-cell>
          <table:table-cell office:value-type="float" office:value="921" calcext:value-type="float">
            <text:p>921</text:p>
          </table:table-cell>
          <table:table-cell office:value-type="float" office:value="48965" calcext:value-type="float">
            <text:p>48965</text:p>
          </table:table-cell>
          <table:table-cell office:value-type="float" office:value="55683.4" calcext:value-type="float">
            <text:p>55683.4</text:p>
          </table:table-cell>
          <table:table-cell office:value-type="float" office:value="61328" calcext:value-type="float">
            <text:p>61328</text:p>
          </table:table-cell>
          <table:table-cell office:value-type="float" office:value="39296" calcext:value-type="float">
            <text:p>39296</text:p>
          </table:table-cell>
          <table:table-cell office:value-type="float" office:value="63792.4" calcext:value-type="float">
            <text:p>63792.4</text:p>
          </table:table-cell>
          <table:table-cell office:value-type="float" office:value="94671" calcext:value-type="float">
            <text:p>94671</text:p>
          </table:table-cell>
          <table:table-cell office:value-type="float" office:value="34321" calcext:value-type="float">
            <text:p>34321</text:p>
          </table:table-cell>
          <table:table-cell office:value-type="float" office:value="63792.4" calcext:value-type="float">
            <text:p>63792.4</text:p>
          </table:table-cell>
          <table:table-cell office:value-type="float" office:value="96250" calcext:value-type="float">
            <text:p>96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3882" calcext:value-type="float">
            <text:p>3.93882</text:p>
          </table:table-cell>
          <table:table-cell office:value-type="float" office:value="4.34242" calcext:value-type="float">
            <text:p>4.34242</text:p>
          </table:table-cell>
          <table:table-cell office:value-type="float" office:value="4.6329" calcext:value-type="float">
            <text:p>4.6329</text:p>
          </table:table-cell>
          <table:table-cell office:value-type="float" office:value="110.198" calcext:value-type="float">
            <text:p>110.198</text:p>
          </table:table-cell>
          <table:table-cell office:value-type="float" office:value="110.226" calcext:value-type="float">
            <text:p>110.226</text:p>
          </table:table-cell>
          <table:table-cell office:value-type="float" office:value="110.23" calcext:value-type="float">
            <text:p>110.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.8047" calcext:value-type="float">
            <text:p>72.8047</text:p>
          </table:table-cell>
          <table:table-cell office:value-type="float" office:value="76.597" calcext:value-type="float">
            <text:p>76.597</text:p>
          </table:table-cell>
          <table:table-cell office:value-type="float" office:value="78.1266" calcext:value-type="float">
            <text:p>78.1266</text:p>
          </table:table-cell>
          <table:table-cell office:value-type="float" office:value="0.123819" calcext:value-type="float">
            <text:p>0.123819</text:p>
          </table:table-cell>
          <table:table-cell office:value-type="float" office:value="34.5563" calcext:value-type="float">
            <text:p>34.5563</text:p>
          </table:table-cell>
          <table:table-cell office:value-type="float" office:value="68.4227" calcext:value-type="float">
            <text:p>68.4227</text:p>
          </table:table-cell>
          <table:table-cell office:value-type="float" office:value="0.0465388" calcext:value-type="float">
            <text:p>0.0465388</text:p>
          </table:table-cell>
          <table:table-cell office:value-type="float" office:value="0.570011" calcext:value-type="float">
            <text:p>0.570011</text:p>
          </table:table-cell>
          <table:table-cell office:value-type="float" office:value="1.44671" calcext:value-type="float">
            <text:p>1.44671</text:p>
          </table:table-cell>
          <table:table-cell office:value-type="float" office:value="1.4881" calcext:value-type="float">
            <text:p>1.4881</text:p>
          </table:table-cell>
          <table:table-cell office:value-type="float" office:value="1.77883" calcext:value-type="float">
            <text:p>1.77883</text:p>
          </table:table-cell>
          <table:table-cell office:value-type="float" office:value="2.18241" calcext:value-type="float">
            <text:p>2.18241</text:p>
          </table:table-cell>
          <table:table-cell office:value-type="float" office:value="6.23133" calcext:value-type="float">
            <text:p>6.23133</text:p>
          </table:table-cell>
          <table:table-cell office:value-type="float" office:value="7.19054" calcext:value-type="float">
            <text:p>7.19054</text:p>
          </table:table-cell>
          <table:table-cell office:value-type="float" office:value="8.39504" calcext:value-type="float">
            <text:p>8.39504</text:p>
          </table:table-cell>
          <table:table-cell office:value-type="float" office:value="19.4881" calcext:value-type="float">
            <text:p>19.4881</text:p>
          </table:table-cell>
          <table:table-cell office:value-type="float" office:value="23.3248" calcext:value-type="float">
            <text:p>23.3248</text:p>
          </table:table-cell>
          <table:table-cell office:value-type="float" office:value="26.5667" calcext:value-type="float">
            <text:p>26.5667</text:p>
          </table:table-cell>
          <table:table-cell/>
          <table:table-cell table:style-name="ce1" table:formula="of:=[.H5]*24" office:value-type="float" office:value="342118776" calcext:value-type="float">
            <text:p>342.1 M</text:p>
          </table:table-cell>
          <table:table-cell table:formula="of:=(24*[.H5]/[.B5])" office:value-type="float" office:value="1336401.46875" calcext:value-type="float">
            <text:p>1336401.46875</text:p>
          </table:table-cell>
          <table:table-cell/>
          <table:table-cell table:formula="of:=100000*[.BB5]/[.BH5]" office:value-type="float" office:value="0.62818248829465" calcext:value-type="float">
            <text:p>0.6281824883</text:p>
          </table:table-cell>
          <table:table-cell table:formula="of:=100000*[.BE5]/[.BH5]" office:value-type="float" office:value="1.9879280755991" calcext:value-type="float">
            <text:p>1.9879280756</text:p>
          </table:table-cell>
          <table:table-cell table:formula="of:=100000*([.AP5]-[.AS5])/[.BH5]" office:value-type="float" office:value="0.726121620404721" calcext:value-type="float">
            <text:p>0.7261216204</text:p>
          </table:table-cell>
          <table:table-cell table:formula="of:=100000*[.AV5]/[.BH5]" office:value-type="float" office:value="0.108254146214998" calcext:value-type="float">
            <text:p>0.1082541462</text:p>
          </table:table-cell>
          <table:table-cell table:formula="of:=100000*([.AG5]-[.AP5]+[.AS5]-[.BE5]-[.BB5])/[.BH5]" office:value-type="float" office:value="4.90603770896222" calcext:value-type="float">
            <text:p>4.906037709</text:p>
          </table:table-cell>
          <table:table-cell table:formula="of:=[.BJ5]+[.BK5]+[.BL5]+[.BM5]+[.BN5]" office:value-type="float" office:value="8.35652403947569" calcext:value-type="float">
            <text:p>8.3565240395</text:p>
          </table:table-cell>
          <table:table-cell table:style-name="ce3" table:formula="of:=[.BO5]" office:value-type="float" office:value="8.35652403947569" calcext:value-type="float">
            <text:p>8.4</text:p>
          </table:table-cell>
          <table:table-cell table:formula="of:=[.BJ5]+[.BK5]+[.BL5]+[.BN5]" office:value-type="float" office:value="8.2482698932607" calcext:value-type="float">
            <text:p>8.2482698933</text:p>
          </table:table-cell>
          <table:table-cell table:style-name="ce4" table:formula="of:=[.AG5]*100000/[.BH5]" office:value-type="float" office:value="8.2482698932607" calcext:value-type="float">
            <text:p>8.2</text:p>
          </table:table-cell>
          <table:table-cell table:number-columns-repeated="1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8" calcext:value-type="float">
            <text:p>18</text:p>
          </table:table-cell>
          <table:table-cell office:value-type="float" office:value="477282" calcext:value-type="float">
            <text:p>477282</text:p>
          </table:table-cell>
          <table:table-cell office:value-type="float" office:value="28915969" calcext:value-type="float">
            <text:p>28915969</text:p>
          </table:table-cell>
          <table:table-cell office:value-type="float" office:value="212560825" calcext:value-type="float">
            <text:p>212560825</text:p>
          </table:table-cell>
          <table:table-cell office:value-type="float" office:value="1300" calcext:value-type="float">
            <text:p>1300</text:p>
          </table:table-cell>
          <table:table-cell office:value-type="float" office:value="2117.21" calcext:value-type="float">
            <text:p>2117.21</text:p>
          </table:table-cell>
          <table:table-cell office:value-type="float" office:value="3494" calcext:value-type="float">
            <text:p>3494</text:p>
          </table:table-cell>
          <table:table-cell office:value-type="float" office:value="929" calcext:value-type="float">
            <text:p>929</text:p>
          </table:table-cell>
          <table:table-cell office:value-type="float" office:value="932.191" calcext:value-type="float">
            <text:p>932.191</text:p>
          </table:table-cell>
          <table:table-cell office:value-type="float" office:value="935" calcext:value-type="float">
            <text:p>935</text:p>
          </table:table-cell>
          <table:table-cell office:value-type="float" office:value="49570" calcext:value-type="float">
            <text:p>49570</text:p>
          </table:table-cell>
          <table:table-cell office:value-type="float" office:value="56476.5" calcext:value-type="float">
            <text:p>56476.5</text:p>
          </table:table-cell>
          <table:table-cell office:value-type="float" office:value="62927" calcext:value-type="float">
            <text:p>62927</text:p>
          </table:table-cell>
          <table:table-cell office:value-type="float" office:value="36506" calcext:value-type="float">
            <text:p>36506</text:p>
          </table:table-cell>
          <table:table-cell office:value-type="float" office:value="64076" calcext:value-type="float">
            <text:p>64076</text:p>
          </table:table-cell>
          <table:table-cell office:value-type="float" office:value="102401" calcext:value-type="float">
            <text:p>102401</text:p>
          </table:table-cell>
          <table:table-cell office:value-type="float" office:value="42124" calcext:value-type="float">
            <text:p>42124</text:p>
          </table:table-cell>
          <table:table-cell office:value-type="float" office:value="64076" calcext:value-type="float">
            <text:p>64076</text:p>
          </table:table-cell>
          <table:table-cell office:value-type="float" office:value="103994" calcext:value-type="float">
            <text:p>103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8409" calcext:value-type="float">
            <text:p>4.38409</text:p>
          </table:table-cell>
          <table:table-cell office:value-type="float" office:value="4.78509" calcext:value-type="float">
            <text:p>4.78509</text:p>
          </table:table-cell>
          <table:table-cell office:value-type="float" office:value="5.24238" calcext:value-type="float">
            <text:p>5.24238</text:p>
          </table:table-cell>
          <table:table-cell office:value-type="float" office:value="124.322" calcext:value-type="float">
            <text:p>124.322</text:p>
          </table:table-cell>
          <table:table-cell office:value-type="float" office:value="124.373" calcext:value-type="float">
            <text:p>124.373</text:p>
          </table:table-cell>
          <table:table-cell office:value-type="float" office:value="124.379" calcext:value-type="float">
            <text:p>124.3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5.7368" calcext:value-type="float">
            <text:p>85.7368</text:p>
          </table:table-cell>
          <table:table-cell office:value-type="float" office:value="90.8673" calcext:value-type="float">
            <text:p>90.8673</text:p>
          </table:table-cell>
          <table:table-cell office:value-type="float" office:value="94.325" calcext:value-type="float">
            <text:p>94.325</text:p>
          </table:table-cell>
          <table:table-cell office:value-type="float" office:value="12.4985" calcext:value-type="float">
            <text:p>12.4985</text:p>
          </table:table-cell>
          <table:table-cell office:value-type="float" office:value="48.8103" calcext:value-type="float">
            <text:p>48.8103</text:p>
          </table:table-cell>
          <table:table-cell office:value-type="float" office:value="80.7295" calcext:value-type="float">
            <text:p>80.7295</text:p>
          </table:table-cell>
          <table:table-cell office:value-type="float" office:value="0.170278" calcext:value-type="float">
            <text:p>0.170278</text:p>
          </table:table-cell>
          <table:table-cell office:value-type="float" office:value="0.867745" calcext:value-type="float">
            <text:p>0.867745</text:p>
          </table:table-cell>
          <table:table-cell office:value-type="float" office:value="1.90789" calcext:value-type="float">
            <text:p>1.90789</text:p>
          </table:table-cell>
          <table:table-cell office:value-type="float" office:value="4.76458" calcext:value-type="float">
            <text:p>4.76458</text:p>
          </table:table-cell>
          <table:table-cell office:value-type="float" office:value="5.2236" calcext:value-type="float">
            <text:p>5.2236</text:p>
          </table:table-cell>
          <table:table-cell office:value-type="float" office:value="5.62354" calcext:value-type="float">
            <text:p>5.62354</text:p>
          </table:table-cell>
          <table:table-cell office:value-type="float" office:value="5.8089" calcext:value-type="float">
            <text:p>5.8089</text:p>
          </table:table-cell>
          <table:table-cell office:value-type="float" office:value="6.64343" calcext:value-type="float">
            <text:p>6.64343</text:p>
          </table:table-cell>
          <table:table-cell office:value-type="float" office:value="7.77624" calcext:value-type="float">
            <text:p>7.77624</text:p>
          </table:table-cell>
          <table:table-cell office:value-type="float" office:value="18.1773" calcext:value-type="float">
            <text:p>18.1773</text:p>
          </table:table-cell>
          <table:table-cell office:value-type="float" office:value="22.2699" calcext:value-type="float">
            <text:p>22.2699</text:p>
          </table:table-cell>
          <table:table-cell office:value-type="float" office:value="25.1239" calcext:value-type="float">
            <text:p>25.1239</text:p>
          </table:table-cell>
          <table:table-cell/>
          <table:table-cell table:style-name="ce1" table:formula="of:=[.H6]*24" office:value-type="float" office:value="693983256" calcext:value-type="float">
            <text:p>694.0 M</text:p>
          </table:table-cell>
          <table:table-cell table:formula="of:=(24*[.H6]/[.B6])" office:value-type="float" office:value="1355436.046875" calcext:value-type="float">
            <text:p>1355436.046875</text:p>
          </table:table-cell>
          <table:table-cell/>
          <table:table-cell table:formula="of:=100000*[.BB6]/[.BH6]" office:value-type="float" office:value="0.573707628473388" calcext:value-type="float">
            <text:p>0.5737076285</text:p>
          </table:table-cell>
          <table:table-cell table:formula="of:=100000*[.BE6]/[.BH6]" office:value-type="float" office:value="1.853565873353" calcext:value-type="float">
            <text:p>1.8535658734</text:p>
          </table:table-cell>
          <table:table-cell table:formula="of:=100000*([.AP6]-[.AS6])/[.BH6]" office:value-type="float" office:value="1.00303515103828" calcext:value-type="float">
            <text:p>1.003035151</text:p>
          </table:table-cell>
          <table:table-cell table:formula="of:=100000*[.AV6]/[.BH6]" office:value-type="float" office:value="0.140758393167918" calcext:value-type="float">
            <text:p>0.1407583932</text:p>
          </table:table-cell>
          <table:table-cell table:formula="of:=100000*([.AG6]-[.AP6]+[.AS6]-[.BE6]-[.BB6])/[.BH6]" office:value-type="float" office:value="5.74600035018712" calcext:value-type="float">
            <text:p>5.7460003502</text:p>
          </table:table-cell>
          <table:table-cell table:formula="of:=[.BJ6]+[.BK6]+[.BL6]+[.BM6]+[.BN6]" office:value-type="float" office:value="9.31706739621972" calcext:value-type="float">
            <text:p>9.3170673962</text:p>
          </table:table-cell>
          <table:table-cell table:style-name="ce3" table:formula="of:=[.BO6]" office:value-type="float" office:value="9.31706739621972" calcext:value-type="float">
            <text:p>9.3</text:p>
          </table:table-cell>
          <table:table-cell table:formula="of:=[.BJ6]+[.BK6]+[.BL6]+[.BN6]" office:value-type="float" office:value="9.1763090030518" calcext:value-type="float">
            <text:p>9.1763090031</text:p>
          </table:table-cell>
          <table:table-cell table:style-name="ce4" table:formula="of:=[.AG6]*100000/[.BH6]" office:value-type="float" office:value="9.1763090030518" calcext:value-type="float">
            <text:p>9.2</text:p>
          </table:table-cell>
          <table:table-cell table:number-columns-repeated="1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8" calcext:value-type="float">
            <text:p>18</text:p>
          </table:table-cell>
          <table:table-cell office:value-type="float" office:value="986420" calcext:value-type="float">
            <text:p>986420</text:p>
          </table:table-cell>
          <table:table-cell office:value-type="float" office:value="59760185" calcext:value-type="float">
            <text:p>59760185</text:p>
          </table:table-cell>
          <table:table-cell office:value-type="float" office:value="463359177" calcext:value-type="float">
            <text:p>463359177</text:p>
          </table:table-cell>
          <table:table-cell office:value-type="float" office:value="1454" calcext:value-type="float">
            <text:p>1454</text:p>
          </table:table-cell>
          <table:table-cell office:value-type="float" office:value="2184.54" calcext:value-type="float">
            <text:p>2184.54</text:p>
          </table:table-cell>
          <table:table-cell office:value-type="float" office:value="3605" calcext:value-type="float">
            <text:p>3605</text:p>
          </table:table-cell>
          <table:table-cell office:value-type="float" office:value="959" calcext:value-type="float">
            <text:p>959</text:p>
          </table:table-cell>
          <table:table-cell office:value-type="float" office:value="963.301" calcext:value-type="float">
            <text:p>963.301</text:p>
          </table:table-cell>
          <table:table-cell office:value-type="float" office:value="967" calcext:value-type="float">
            <text:p>967</text:p>
          </table:table-cell>
          <table:table-cell office:value-type="float" office:value="50540" calcext:value-type="float">
            <text:p>50540</text:p>
          </table:table-cell>
          <table:table-cell office:value-type="float" office:value="58359.6" calcext:value-type="float">
            <text:p>58359.6</text:p>
          </table:table-cell>
          <table:table-cell office:value-type="float" office:value="64948" calcext:value-type="float">
            <text:p>64948</text:p>
          </table:table-cell>
          <table:table-cell office:value-type="float" office:value="42882" calcext:value-type="float">
            <text:p>42882</text:p>
          </table:table-cell>
          <table:table-cell office:value-type="float" office:value="66445.6" calcext:value-type="float">
            <text:p>66445.6</text:p>
          </table:table-cell>
          <table:table-cell office:value-type="float" office:value="113058" calcext:value-type="float">
            <text:p>113058</text:p>
          </table:table-cell>
          <table:table-cell office:value-type="float" office:value="41870" calcext:value-type="float">
            <text:p>41870</text:p>
          </table:table-cell>
          <table:table-cell office:value-type="float" office:value="66445.6" calcext:value-type="float">
            <text:p>66445.6</text:p>
          </table:table-cell>
          <table:table-cell office:value-type="float" office:value="108281" calcext:value-type="float">
            <text:p>108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6472" calcext:value-type="float">
            <text:p>4.76472</text:p>
          </table:table-cell>
          <table:table-cell office:value-type="float" office:value="5.22325" calcext:value-type="float">
            <text:p>5.22325</text:p>
          </table:table-cell>
          <table:table-cell office:value-type="float" office:value="5.64327" calcext:value-type="float">
            <text:p>5.64327</text:p>
          </table:table-cell>
          <table:table-cell office:value-type="float" office:value="125.009" calcext:value-type="float">
            <text:p>125.009</text:p>
          </table:table-cell>
          <table:table-cell office:value-type="float" office:value="125.056" calcext:value-type="float">
            <text:p>125.056</text:p>
          </table:table-cell>
          <table:table-cell office:value-type="float" office:value="125.064" calcext:value-type="float">
            <text:p>125.0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3.4217" calcext:value-type="float">
            <text:p>83.4217</text:p>
          </table:table-cell>
          <table:table-cell office:value-type="float" office:value="89.0619" calcext:value-type="float">
            <text:p>89.0619</text:p>
          </table:table-cell>
          <table:table-cell office:value-type="float" office:value="91.9443" calcext:value-type="float">
            <text:p>91.9443</text:p>
          </table:table-cell>
          <table:table-cell office:value-type="float" office:value="11.0536" calcext:value-type="float">
            <text:p>11.0536</text:p>
          </table:table-cell>
          <table:table-cell office:value-type="float" office:value="40.7744" calcext:value-type="float">
            <text:p>40.7744</text:p>
          </table:table-cell>
          <table:table-cell office:value-type="float" office:value="79.6878" calcext:value-type="float">
            <text:p>79.6878</text:p>
          </table:table-cell>
          <table:table-cell office:value-type="float" office:value="0.164665" calcext:value-type="float">
            <text:p>0.164665</text:p>
          </table:table-cell>
          <table:table-cell office:value-type="float" office:value="0.917002" calcext:value-type="float">
            <text:p>0.917002</text:p>
          </table:table-cell>
          <table:table-cell office:value-type="float" office:value="2.4034" calcext:value-type="float">
            <text:p>2.4034</text:p>
          </table:table-cell>
          <table:table-cell office:value-type="float" office:value="4.14473" calcext:value-type="float">
            <text:p>4.14473</text:p>
          </table:table-cell>
          <table:table-cell office:value-type="float" office:value="4.56667" calcext:value-type="float">
            <text:p>4.56667</text:p>
          </table:table-cell>
          <table:table-cell office:value-type="float" office:value="5.02711" calcext:value-type="float">
            <text:p>5.02711</text:p>
          </table:table-cell>
          <table:table-cell office:value-type="float" office:value="6.35347" calcext:value-type="float">
            <text:p>6.35347</text:p>
          </table:table-cell>
          <table:table-cell office:value-type="float" office:value="7.52442" calcext:value-type="float">
            <text:p>7.52442</text:p>
          </table:table-cell>
          <table:table-cell office:value-type="float" office:value="8.3897" calcext:value-type="float">
            <text:p>8.3897</text:p>
          </table:table-cell>
          <table:table-cell office:value-type="float" office:value="19.5362" calcext:value-type="float">
            <text:p>19.5362</text:p>
          </table:table-cell>
          <table:table-cell office:value-type="float" office:value="24.7007" calcext:value-type="float">
            <text:p>24.7007</text:p>
          </table:table-cell>
          <table:table-cell office:value-type="float" office:value="27.1141" calcext:value-type="float">
            <text:p>27.1141</text:p>
          </table:table-cell>
          <table:table-cell/>
          <table:table-cell table:style-name="ce2" table:formula="of:=[.H7]*24" office:value-type="float" office:value="1434244440" calcext:value-type="float">
            <text:p>1.4 B</text:p>
          </table:table-cell>
          <table:table-cell table:formula="of:=(24*[.H7]/[.B7])" office:value-type="float" office:value="1400629.3359375" calcext:value-type="float">
            <text:p>1400629.3359375</text:p>
          </table:table-cell>
          <table:table-cell/>
          <table:table-cell table:formula="of:=100000*[.BB7]/[.BH7]" office:value-type="float" office:value="0.598995022075874" calcext:value-type="float">
            <text:p>0.5989950221</text:p>
          </table:table-cell>
          <table:table-cell table:formula="of:=100000*[.BE7]/[.BH7]" office:value-type="float" office:value="1.93585121375823" calcext:value-type="float">
            <text:p>1.9358512138</text:p>
          </table:table-cell>
          <table:table-cell table:formula="of:=100000*([.AP7]-[.AS7])/[.BH7]" office:value-type="float" office:value="0.875070918873494" calcext:value-type="float">
            <text:p>0.8750709189</text:p>
          </table:table-cell>
          <table:table-cell table:formula="of:=100000*[.AV7]/[.BH7]" office:value-type="float" office:value="0.171594292532171" calcext:value-type="float">
            <text:p>0.1715942925</text:p>
          </table:table-cell>
          <table:table-cell table:formula="of:=100000*([.AG7]-[.AP7]+[.AS7]-[.BE7]-[.BB7])/[.BH7]" office:value-type="float" office:value="5.51921182974919" calcext:value-type="float">
            <text:p>5.5192118297</text:p>
          </table:table-cell>
          <table:table-cell table:formula="of:=[.BJ7]+[.BK7]+[.BL7]+[.BM7]+[.BN7]" office:value-type="float" office:value="9.10072327698896" calcext:value-type="float">
            <text:p>9.100723277</text:p>
          </table:table-cell>
          <table:table-cell table:style-name="ce3" table:formula="of:=[.BO7]" office:value-type="float" office:value="9.10072327698896" calcext:value-type="float">
            <text:p>9.1</text:p>
          </table:table-cell>
          <table:table-cell table:formula="of:=[.BJ7]+[.BK7]+[.BL7]+[.BN7]" office:value-type="float" office:value="8.92912898445679" calcext:value-type="float">
            <text:p>8.9291289845</text:p>
          </table:table-cell>
          <table:table-cell table:style-name="ce4" table:formula="of:=[.AG7]*100000/[.BH7]" office:value-type="float" office:value="8.92912898445679" calcext:value-type="float">
            <text:p>8.9</text:p>
          </table:table-cell>
          <table:table-cell table:number-columns-repeated="1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8" calcext:value-type="float">
            <text:p>18</text:p>
          </table:table-cell>
          <table:table-cell office:value-type="float" office:value="1906948" calcext:value-type="float">
            <text:p>1906948</text:p>
          </table:table-cell>
          <table:table-cell office:value-type="float" office:value="115535465" calcext:value-type="float">
            <text:p>115535465</text:p>
          </table:table-cell>
          <table:table-cell office:value-type="float" office:value="922251415" calcext:value-type="float">
            <text:p>922251415</text:p>
          </table:table-cell>
          <table:table-cell office:value-type="float" office:value="1259" calcext:value-type="float">
            <text:p>1259</text:p>
          </table:table-cell>
          <table:table-cell office:value-type="float" office:value="2146.41" calcext:value-type="float">
            <text:p>2146.41</text:p>
          </table:table-cell>
          <table:table-cell office:value-type="float" office:value="3824" calcext:value-type="float">
            <text:p>3824</text:p>
          </table:table-cell>
          <table:table-cell office:value-type="float" office:value="927" calcext:value-type="float">
            <text:p>927</text:p>
          </table:table-cell>
          <table:table-cell office:value-type="float" office:value="931.127" calcext:value-type="float">
            <text:p>931.127</text:p>
          </table:table-cell>
          <table:table-cell office:value-type="float" office:value="935" calcext:value-type="float">
            <text:p>935</text:p>
          </table:table-cell>
          <table:table-cell office:value-type="float" office:value="49447" calcext:value-type="float">
            <text:p>49447</text:p>
          </table:table-cell>
          <table:table-cell office:value-type="float" office:value="56413.8" calcext:value-type="float">
            <text:p>56413.8</text:p>
          </table:table-cell>
          <table:table-cell office:value-type="float" office:value="64096" calcext:value-type="float">
            <text:p>64096</text:p>
          </table:table-cell>
          <table:table-cell office:value-type="float" office:value="43742" calcext:value-type="float">
            <text:p>43742</text:p>
          </table:table-cell>
          <table:table-cell office:value-type="float" office:value="65345.4" calcext:value-type="float">
            <text:p>65345.4</text:p>
          </table:table-cell>
          <table:table-cell office:value-type="float" office:value="113553" calcext:value-type="float">
            <text:p>113553</text:p>
          </table:table-cell>
          <table:table-cell office:value-type="float" office:value="38915" calcext:value-type="float">
            <text:p>38915</text:p>
          </table:table-cell>
          <table:table-cell office:value-type="float" office:value="65345.4" calcext:value-type="float">
            <text:p>65345.4</text:p>
          </table:table-cell>
          <table:table-cell office:value-type="float" office:value="120882" calcext:value-type="float">
            <text:p>120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8128" calcext:value-type="float">
            <text:p>5.78128</text:p>
          </table:table-cell>
          <table:table-cell office:value-type="float" office:value="6.24397" calcext:value-type="float">
            <text:p>6.24397</text:p>
          </table:table-cell>
          <table:table-cell office:value-type="float" office:value="6.59667" calcext:value-type="float">
            <text:p>6.59667</text:p>
          </table:table-cell>
          <table:table-cell office:value-type="float" office:value="130.196" calcext:value-type="float">
            <text:p>130.196</text:p>
          </table:table-cell>
          <table:table-cell office:value-type="float" office:value="130.243" calcext:value-type="float">
            <text:p>130.243</text:p>
          </table:table-cell>
          <table:table-cell office:value-type="float" office:value="130.249" calcext:value-type="float">
            <text:p>130.2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1.5154" calcext:value-type="float">
            <text:p>81.5154</text:p>
          </table:table-cell>
          <table:table-cell office:value-type="float" office:value="89.2408" calcext:value-type="float">
            <text:p>89.2408</text:p>
          </table:table-cell>
          <table:table-cell office:value-type="float" office:value="92.8694" calcext:value-type="float">
            <text:p>92.8694</text:p>
          </table:table-cell>
          <table:table-cell office:value-type="float" office:value="10.9129" calcext:value-type="float">
            <text:p>10.9129</text:p>
          </table:table-cell>
          <table:table-cell office:value-type="float" office:value="39.1886" calcext:value-type="float">
            <text:p>39.1886</text:p>
          </table:table-cell>
          <table:table-cell office:value-type="float" office:value="80.3138" calcext:value-type="float">
            <text:p>80.3138</text:p>
          </table:table-cell>
          <table:table-cell office:value-type="float" office:value="0.157552" calcext:value-type="float">
            <text:p>0.157552</text:p>
          </table:table-cell>
          <table:table-cell office:value-type="float" office:value="0.814046" calcext:value-type="float">
            <text:p>0.814046</text:p>
          </table:table-cell>
          <table:table-cell office:value-type="float" office:value="2.47572" calcext:value-type="float">
            <text:p>2.47572</text:p>
          </table:table-cell>
          <table:table-cell office:value-type="float" office:value="5.5595" calcext:value-type="float">
            <text:p>5.5595</text:p>
          </table:table-cell>
          <table:table-cell office:value-type="float" office:value="5.9119" calcext:value-type="float">
            <text:p>5.9119</text:p>
          </table:table-cell>
          <table:table-cell office:value-type="float" office:value="6.37464" calcext:value-type="float">
            <text:p>6.37464</text:p>
          </table:table-cell>
          <table:table-cell office:value-type="float" office:value="7.21921" calcext:value-type="float">
            <text:p>7.21921</text:p>
          </table:table-cell>
          <table:table-cell office:value-type="float" office:value="9.77217" calcext:value-type="float">
            <text:p>9.77217</text:p>
          </table:table-cell>
          <table:table-cell office:value-type="float" office:value="11.044" calcext:value-type="float">
            <text:p>11.044</text:p>
          </table:table-cell>
          <table:table-cell office:value-type="float" office:value="20.8073" calcext:value-type="float">
            <text:p>20.8073</text:p>
          </table:table-cell>
          <table:table-cell office:value-type="float" office:value="26.9087" calcext:value-type="float">
            <text:p>26.9087</text:p>
          </table:table-cell>
          <table:table-cell office:value-type="float" office:value="29.0024" calcext:value-type="float">
            <text:p>29.0024</text:p>
          </table:table-cell>
          <table:table-cell/>
          <table:table-cell table:style-name="ce2" table:formula="of:=[.H8]*24" office:value-type="float" office:value="2772851160" calcext:value-type="float">
            <text:p>2.8 B</text:p>
          </table:table-cell>
          <table:table-cell table:formula="of:=(24*[.H8]/[.B8])" office:value-type="float" office:value="1353931.23046875" calcext:value-type="float">
            <text:p>1353931.23046875</text:p>
          </table:table-cell>
          <table:table-cell/>
          <table:table-cell table:formula="of:=100000*[.BB8]/[.BH8]" office:value-type="float" office:value="0.815698740930617" calcext:value-type="float">
            <text:p>0.8156987409</text:p>
          </table:table-cell>
          <table:table-cell table:formula="of:=100000*[.BE8]/[.BH8]" office:value-type="float" office:value="2.14208811698353" calcext:value-type="float">
            <text:p>2.142088117</text:p>
          </table:table-cell>
          <table:table-cell table:formula="of:=100000*([.AP8]-[.AS8])/[.BH8]" office:value-type="float" office:value="0.927343997793231" calcext:value-type="float">
            <text:p>0.9273439978</text:p>
          </table:table-cell>
          <table:table-cell table:formula="of:=100000*[.AV8]/[.BH8]" office:value-type="float" office:value="0.182854191135164" calcext:value-type="float">
            <text:p>0.1828541911</text:p>
          </table:table-cell>
          <table:table-cell table:formula="of:=100000*([.AG8]-[.AP8]+[.AS8]-[.BE8]-[.BB8])/[.BH8]" office:value-type="float" office:value="5.73492938582394" calcext:value-type="float">
            <text:p>5.7349293858</text:p>
          </table:table-cell>
          <table:table-cell table:formula="of:=[.BJ8]+[.BK8]+[.BL8]+[.BM8]+[.BN8]" office:value-type="float" office:value="9.80291443266648" calcext:value-type="float">
            <text:p>9.8029144327</text:p>
          </table:table-cell>
          <table:table-cell table:style-name="ce3" table:formula="of:=[.BO8]" office:value-type="float" office:value="9.80291443266648" calcext:value-type="float">
            <text:p>9.8</text:p>
          </table:table-cell>
          <table:table-cell table:formula="of:=[.BJ8]+[.BK8]+[.BL8]+[.BN8]" office:value-type="float" office:value="9.62006024153132" calcext:value-type="float">
            <text:p>9.6200602415</text:p>
          </table:table-cell>
          <table:table-cell table:style-name="ce4" table:formula="of:=[.AG8]*100000/[.BH8]" office:value-type="float" office:value="9.62006024153132" calcext:value-type="float">
            <text:p>9.6</text:p>
          </table:table-cell>
          <table:table-cell table:number-columns-repeated="1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8" calcext:value-type="float">
            <text:p>18</text:p>
          </table:table-cell>
          <table:table-cell office:value-type="float" office:value="3806706" calcext:value-type="float">
            <text:p>3806706</text:p>
          </table:table-cell>
          <table:table-cell office:value-type="float" office:value="231380949" calcext:value-type="float">
            <text:p>231380949</text:p>
          </table:table-cell>
          <table:table-cell office:value-type="float" office:value="1734457096" calcext:value-type="float">
            <text:p>1734457096</text:p>
          </table:table-cell>
          <table:table-cell office:value-type="float" office:value="1319" calcext:value-type="float">
            <text:p>1319</text:p>
          </table:table-cell>
          <table:table-cell office:value-type="float" office:value="2133.48" calcext:value-type="float">
            <text:p>2133.48</text:p>
          </table:table-cell>
          <table:table-cell office:value-type="float" office:value="3674" calcext:value-type="float">
            <text:p>3674</text:p>
          </table:table-cell>
          <table:table-cell office:value-type="float" office:value="925" calcext:value-type="float">
            <text:p>925</text:p>
          </table:table-cell>
          <table:table-cell office:value-type="float" office:value="929.372" calcext:value-type="float">
            <text:p>929.372</text:p>
          </table:table-cell>
          <table:table-cell office:value-type="float" office:value="934" calcext:value-type="float">
            <text:p>934</text:p>
          </table:table-cell>
          <table:table-cell office:value-type="float" office:value="48988" calcext:value-type="float">
            <text:p>48988</text:p>
          </table:table-cell>
          <table:table-cell office:value-type="float" office:value="56489.5" calcext:value-type="float">
            <text:p>56489.5</text:p>
          </table:table-cell>
          <table:table-cell office:value-type="float" office:value="63612" calcext:value-type="float">
            <text:p>63612</text:p>
          </table:table-cell>
          <table:table-cell office:value-type="float" office:value="42779" calcext:value-type="float">
            <text:p>42779</text:p>
          </table:table-cell>
          <table:table-cell office:value-type="float" office:value="65037.8" calcext:value-type="float">
            <text:p>65037.8</text:p>
          </table:table-cell>
          <table:table-cell office:value-type="float" office:value="110269" calcext:value-type="float">
            <text:p>110269</text:p>
          </table:table-cell>
          <table:table-cell office:value-type="float" office:value="38442" calcext:value-type="float">
            <text:p>38442</text:p>
          </table:table-cell>
          <table:table-cell office:value-type="float" office:value="65037.8" calcext:value-type="float">
            <text:p>65037.8</text:p>
          </table:table-cell>
          <table:table-cell office:value-type="float" office:value="113710" calcext:value-type="float">
            <text:p>1137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01967" calcext:value-type="float">
            <text:p>9.01967</text:p>
          </table:table-cell>
          <table:table-cell office:value-type="float" office:value="9.46622" calcext:value-type="float">
            <text:p>9.46622</text:p>
          </table:table-cell>
          <table:table-cell office:value-type="float" office:value="9.85843" calcext:value-type="float">
            <text:p>9.85843</text:p>
          </table:table-cell>
          <table:table-cell office:value-type="float" office:value="125.84" calcext:value-type="float">
            <text:p>125.84</text:p>
          </table:table-cell>
          <table:table-cell office:value-type="float" office:value="125.881" calcext:value-type="float">
            <text:p>125.881</text:p>
          </table:table-cell>
          <table:table-cell office:value-type="float" office:value="125.891" calcext:value-type="float">
            <text:p>125.8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.6454" calcext:value-type="float">
            <text:p>75.6454</text:p>
          </table:table-cell>
          <table:table-cell office:value-type="float" office:value="85.1556" calcext:value-type="float">
            <text:p>85.1556</text:p>
          </table:table-cell>
          <table:table-cell office:value-type="float" office:value="88.5712" calcext:value-type="float">
            <text:p>88.5712</text:p>
          </table:table-cell>
          <table:table-cell office:value-type="float" office:value="7.11002" calcext:value-type="float">
            <text:p>7.11002</text:p>
          </table:table-cell>
          <table:table-cell office:value-type="float" office:value="38.3702" calcext:value-type="float">
            <text:p>38.3702</text:p>
          </table:table-cell>
          <table:table-cell office:value-type="float" office:value="77.2558" calcext:value-type="float">
            <text:p>77.2558</text:p>
          </table:table-cell>
          <table:table-cell office:value-type="float" office:value="0.13613" calcext:value-type="float">
            <text:p>0.13613</text:p>
          </table:table-cell>
          <table:table-cell office:value-type="float" office:value="1.27171" calcext:value-type="float">
            <text:p>1.27171</text:p>
          </table:table-cell>
          <table:table-cell office:value-type="float" office:value="3.43075" calcext:value-type="float">
            <text:p>3.43075</text:p>
          </table:table-cell>
          <table:table-cell office:value-type="float" office:value="4.33447" calcext:value-type="float">
            <text:p>4.33447</text:p>
          </table:table-cell>
          <table:table-cell office:value-type="float" office:value="4.7274" calcext:value-type="float">
            <text:p>4.7274</text:p>
          </table:table-cell>
          <table:table-cell office:value-type="float" office:value="5.1768" calcext:value-type="float">
            <text:p>5.1768</text:p>
          </table:table-cell>
          <table:table-cell office:value-type="float" office:value="7.47429" calcext:value-type="float">
            <text:p>7.47429</text:p>
          </table:table-cell>
          <table:table-cell office:value-type="float" office:value="9.71724" calcext:value-type="float">
            <text:p>9.71724</text:p>
          </table:table-cell>
          <table:table-cell office:value-type="float" office:value="11.1269" calcext:value-type="float">
            <text:p>11.1269</text:p>
          </table:table-cell>
          <table:table-cell office:value-type="float" office:value="21.3139" calcext:value-type="float">
            <text:p>21.3139</text:p>
          </table:table-cell>
          <table:table-cell office:value-type="float" office:value="26.8322" calcext:value-type="float">
            <text:p>26.8322</text:p>
          </table:table-cell>
          <table:table-cell office:value-type="float" office:value="29.4095" calcext:value-type="float">
            <text:p>29.4095</text:p>
          </table:table-cell>
          <table:table-cell/>
          <table:table-cell table:style-name="ce2" table:formula="of:=[.H9]*24" office:value-type="float" office:value="5553142776" calcext:value-type="float">
            <text:p>5.6 B</text:p>
          </table:table-cell>
          <table:table-cell table:formula="of:=(24*[.H9]/[.B9])" office:value-type="float" office:value="1355747.74804688" calcext:value-type="float">
            <text:p>1355747.74804688</text:p>
          </table:table-cell>
          <table:table-cell/>
          <table:table-cell table:formula="of:=100000*[.BB9]/[.BH9]" office:value-type="float" office:value="0.820720522385503" calcext:value-type="float">
            <text:p>0.8207205224</text:p>
          </table:table-cell>
          <table:table-cell table:formula="of:=100000*[.BE9]/[.BH9]" office:value-type="float" office:value="2.1692457201104" calcext:value-type="float">
            <text:p>2.1692457201</text:p>
          </table:table-cell>
          <table:table-cell table:formula="of:=100000*([.AP9]-[.AS9])/[.BH9]" office:value-type="float" office:value="0.834624288795705" calcext:value-type="float">
            <text:p>0.8346242888</text:p>
          </table:table-cell>
          <table:table-cell table:formula="of:=100000*[.AV9]/[.BH9]" office:value-type="float" office:value="0.253052236667361" calcext:value-type="float">
            <text:p>0.2530522367</text:p>
          </table:table-cell>
          <table:table-cell table:formula="of:=100000*([.AG9]-[.AP9]+[.AS9]-[.BE9]-[.BB9])/[.BH9]" office:value-type="float" office:value="5.46113390980459" calcext:value-type="float">
            <text:p>5.4611339098</text:p>
          </table:table-cell>
          <table:table-cell table:formula="of:=[.BJ9]+[.BK9]+[.BL9]+[.BM9]+[.BN9]" office:value-type="float" office:value="9.53877667776356" calcext:value-type="float">
            <text:p>9.5387766778</text:p>
          </table:table-cell>
          <table:table-cell table:style-name="ce3" table:formula="of:=[.BO9]" office:value-type="float" office:value="9.53877667776356" calcext:value-type="float">
            <text:p>9.5</text:p>
          </table:table-cell>
          <table:table-cell table:formula="of:=[.BJ9]+[.BK9]+[.BL9]+[.BN9]" office:value-type="float" office:value="9.2857244410962" calcext:value-type="float">
            <text:p>9.2857244411</text:p>
          </table:table-cell>
          <table:table-cell table:style-name="ce4" table:formula="of:=[.AG9]*100000/[.BH9]" office:value-type="float" office:value="9.2857244410962" calcext:value-type="float">
            <text:p>9.3</text:p>
          </table:table-cell>
          <table:table-cell table:number-columns-repeated="1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8" calcext:value-type="float">
            <text:p>18</text:p>
          </table:table-cell>
          <table:table-cell office:value-type="float" office:value="7495251" calcext:value-type="float">
            <text:p>7495251</text:p>
          </table:table-cell>
          <table:table-cell office:value-type="float" office:value="458978261" calcext:value-type="float">
            <text:p>458978261</text:p>
          </table:table-cell>
          <table:table-cell office:value-type="float" office:value="2943381120" calcext:value-type="float">
            <text:p>2943381120</text:p>
          </table:table-cell>
          <table:table-cell office:value-type="float" office:value="1133" calcext:value-type="float">
            <text:p>1133</text:p>
          </table:table-cell>
          <table:table-cell office:value-type="float" office:value="2026.8" calcext:value-type="float">
            <text:p>2026.8</text:p>
          </table:table-cell>
          <table:table-cell office:value-type="float" office:value="3578" calcext:value-type="float">
            <text:p>3578</text:p>
          </table:table-cell>
          <table:table-cell office:value-type="float" office:value="911" calcext:value-type="float">
            <text:p>911</text:p>
          </table:table-cell>
          <table:table-cell office:value-type="float" office:value="914.948" calcext:value-type="float">
            <text:p>914.948</text:p>
          </table:table-cell>
          <table:table-cell office:value-type="float" office:value="921" calcext:value-type="float">
            <text:p>921</text:p>
          </table:table-cell>
          <table:table-cell office:value-type="float" office:value="47433" calcext:value-type="float">
            <text:p>47433</text:p>
          </table:table-cell>
          <table:table-cell office:value-type="float" office:value="56027.6" calcext:value-type="float">
            <text:p>56027.6</text:p>
          </table:table-cell>
          <table:table-cell office:value-type="float" office:value="63056" calcext:value-type="float">
            <text:p>63056</text:p>
          </table:table-cell>
          <table:table-cell office:value-type="float" office:value="34219" calcext:value-type="float">
            <text:p>34219</text:p>
          </table:table-cell>
          <table:table-cell office:value-type="float" office:value="61948.7" calcext:value-type="float">
            <text:p>61948.7</text:p>
          </table:table-cell>
          <table:table-cell office:value-type="float" office:value="117383" calcext:value-type="float">
            <text:p>117383</text:p>
          </table:table-cell>
          <table:table-cell office:value-type="float" office:value="35014" calcext:value-type="float">
            <text:p>35014</text:p>
          </table:table-cell>
          <table:table-cell office:value-type="float" office:value="61948.7" calcext:value-type="float">
            <text:p>61948.7</text:p>
          </table:table-cell>
          <table:table-cell office:value-type="float" office:value="114910" calcext:value-type="float">
            <text:p>1149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9391" calcext:value-type="float">
            <text:p>12.9391</text:p>
          </table:table-cell>
          <table:table-cell office:value-type="float" office:value="13.3066" calcext:value-type="float">
            <text:p>13.3066</text:p>
          </table:table-cell>
          <table:table-cell office:value-type="float" office:value="13.7979" calcext:value-type="float">
            <text:p>13.7979</text:p>
          </table:table-cell>
          <table:table-cell office:value-type="float" office:value="126.936" calcext:value-type="float">
            <text:p>126.936</text:p>
          </table:table-cell>
          <table:table-cell office:value-type="float" office:value="127.741" calcext:value-type="float">
            <text:p>127.741</text:p>
          </table:table-cell>
          <table:table-cell office:value-type="float" office:value="128.689" calcext:value-type="float">
            <text:p>128.6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.1916" calcext:value-type="float">
            <text:p>76.1916</text:p>
          </table:table-cell>
          <table:table-cell office:value-type="float" office:value="90.9921" calcext:value-type="float">
            <text:p>90.9921</text:p>
          </table:table-cell>
          <table:table-cell office:value-type="float" office:value="96.2355" calcext:value-type="float">
            <text:p>96.2355</text:p>
          </table:table-cell>
          <table:table-cell office:value-type="float" office:value="12.8307" calcext:value-type="float">
            <text:p>12.8307</text:p>
          </table:table-cell>
          <table:table-cell office:value-type="float" office:value="54.3577" calcext:value-type="float">
            <text:p>54.3577</text:p>
          </table:table-cell>
          <table:table-cell office:value-type="float" office:value="86.1404" calcext:value-type="float">
            <text:p>86.1404</text:p>
          </table:table-cell>
          <table:table-cell office:value-type="float" office:value="0.220881" calcext:value-type="float">
            <text:p>0.220881</text:p>
          </table:table-cell>
          <table:table-cell office:value-type="float" office:value="1.40509" calcext:value-type="float">
            <text:p>1.40509</text:p>
          </table:table-cell>
          <table:table-cell office:value-type="float" office:value="4.0257" calcext:value-type="float">
            <text:p>4.0257</text:p>
          </table:table-cell>
          <table:table-cell office:value-type="float" office:value="6.43666" calcext:value-type="float">
            <text:p>6.43666</text:p>
          </table:table-cell>
          <table:table-cell office:value-type="float" office:value="6.92887" calcext:value-type="float">
            <text:p>6.92887</text:p>
          </table:table-cell>
          <table:table-cell office:value-type="float" office:value="7.29755" calcext:value-type="float">
            <text:p>7.29755</text:p>
          </table:table-cell>
          <table:table-cell office:value-type="float" office:value="6.10277" calcext:value-type="float">
            <text:p>6.10277</text:p>
          </table:table-cell>
          <table:table-cell office:value-type="float" office:value="7.01125" calcext:value-type="float">
            <text:p>7.01125</text:p>
          </table:table-cell>
          <table:table-cell office:value-type="float" office:value="8.45774" calcext:value-type="float">
            <text:p>8.45774</text:p>
          </table:table-cell>
          <table:table-cell office:value-type="float" office:value="18.894" calcext:value-type="float">
            <text:p>18.894</text:p>
          </table:table-cell>
          <table:table-cell office:value-type="float" office:value="22.985" calcext:value-type="float">
            <text:p>22.985</text:p>
          </table:table-cell>
          <table:table-cell office:value-type="float" office:value="26.3464" calcext:value-type="float">
            <text:p>26.3464</text:p>
          </table:table-cell>
          <table:table-cell/>
          <table:table-cell table:style-name="ce2" table:formula="of:=[.H10]*24" office:value-type="float" office:value="11015478264" calcext:value-type="float">
            <text:p>11.0 B</text:p>
          </table:table-cell>
          <table:table-cell table:formula="of:=(24*[.H10]/[.B10])" office:value-type="float" office:value="1344662.87402344" calcext:value-type="float">
            <text:p>1344662.87402344</text:p>
          </table:table-cell>
          <table:table-cell/>
          <table:table-cell table:formula="of:=100000*[.BB10]/[.BH10]" office:value-type="float" office:value="0.628985908913596" calcext:value-type="float">
            <text:p>0.6289859089</text:p>
          </table:table-cell>
          <table:table-cell table:formula="of:=100000*[.BE10]/[.BH10]" office:value-type="float" office:value="1.95933125759377" calcext:value-type="float">
            <text:p>1.9593312576</text:p>
          </table:table-cell>
          <table:table-cell table:formula="of:=100000*([.AP10]-[.AS10])/[.BH10]" office:value-type="float" office:value="0.750753233023673" calcext:value-type="float">
            <text:p>0.750753233</text:p>
          </table:table-cell>
          <table:table-cell table:formula="of:=100000*[.AV10]/[.BH10]" office:value-type="float" office:value="0.29938359106729" calcext:value-type="float">
            <text:p>0.2993835911</text:p>
          </table:table-cell>
          <table:table-cell table:formula="of:=100000*([.AG10]-[.AP10]+[.AS10]-[.BE10]-[.BB10])/[.BH10]" office:value-type="float" office:value="6.23128381237211" calcext:value-type="float">
            <text:p>6.2312838124</text:p>
          </table:table-cell>
          <table:table-cell table:formula="of:=[.BJ10]+[.BK10]+[.BL10]+[.BM10]+[.BN10]" office:value-type="float" office:value="9.86973780297044" calcext:value-type="float">
            <text:p>9.869737803</text:p>
          </table:table-cell>
          <table:table-cell table:style-name="ce3" table:formula="of:=[.BO10]" office:value-type="float" office:value="9.86973780297044" calcext:value-type="float">
            <text:p>9.9</text:p>
          </table:table-cell>
          <table:table-cell table:formula="of:=[.BJ10]+[.BK10]+[.BL10]+[.BN10]" office:value-type="float" office:value="9.57035421190315" calcext:value-type="float">
            <text:p>9.5703542119</text:p>
          </table:table-cell>
          <table:table-cell table:style-name="ce4" table:formula="of:=[.AG10]*100000/[.BH10]" office:value-type="float" office:value="9.57035421190315" calcext:value-type="float">
            <text:p>9.6</text:p>
          </table:table-cell>
          <table:table-cell table:number-columns-repeated="13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2" office:value-type="float" office:value="16384" calcext:value-type="float">
            <text:p>1638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8" calcext:value-type="float">
            <text:p>18</text:p>
          </table:table-cell>
          <table:table-cell office:value-type="float" office:value="14651624" calcext:value-type="float">
            <text:p>14651624</text:p>
          </table:table-cell>
          <table:table-cell office:value-type="float" office:value="904594773" calcext:value-type="float">
            <text:p>904594773</text:p>
          </table:table-cell>
          <table:table-cell office:value-type="float" office:value="4966752267" calcext:value-type="float">
            <text:p>4966752267</text:p>
          </table:table-cell>
          <table:table-cell office:value-type="float" office:value="1001" calcext:value-type="float">
            <text:p>1001</text:p>
          </table:table-cell>
          <table:table-cell office:value-type="float" office:value="1955.18" calcext:value-type="float">
            <text:p>1955.18</text:p>
          </table:table-cell>
          <table:table-cell office:value-type="float" office:value="3633" calcext:value-type="float">
            <text:p>3633</text:p>
          </table:table-cell>
          <table:table-cell office:value-type="float" office:value="890" calcext:value-type="float">
            <text:p>890</text:p>
          </table:table-cell>
          <table:table-cell office:value-type="float" office:value="894.264" calcext:value-type="float">
            <text:p>894.264</text:p>
          </table:table-cell>
          <table:table-cell office:value-type="float" office:value="899" calcext:value-type="float">
            <text:p>899</text:p>
          </table:table-cell>
          <table:table-cell office:value-type="float" office:value="47084" calcext:value-type="float">
            <text:p>47084</text:p>
          </table:table-cell>
          <table:table-cell office:value-type="float" office:value="55212.1" calcext:value-type="float">
            <text:p>55212.1</text:p>
          </table:table-cell>
          <table:table-cell office:value-type="float" office:value="61856" calcext:value-type="float">
            <text:p>61856</text:p>
          </table:table-cell>
          <table:table-cell office:value-type="float" office:value="35067" calcext:value-type="float">
            <text:p>35067</text:p>
          </table:table-cell>
          <table:table-cell office:value-type="float" office:value="59941.1" calcext:value-type="float">
            <text:p>59941.1</text:p>
          </table:table-cell>
          <table:table-cell office:value-type="float" office:value="113622" calcext:value-type="float">
            <text:p>113622</text:p>
          </table:table-cell>
          <table:table-cell office:value-type="float" office:value="29943" calcext:value-type="float">
            <text:p>29943</text:p>
          </table:table-cell>
          <table:table-cell office:value-type="float" office:value="59941.1" calcext:value-type="float">
            <text:p>59941.1</text:p>
          </table:table-cell>
          <table:table-cell office:value-type="float" office:value="112115" calcext:value-type="float">
            <text:p>112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7799" calcext:value-type="float">
            <text:p>32.7799</text:p>
          </table:table-cell>
          <table:table-cell office:value-type="float" office:value="33.1612" calcext:value-type="float">
            <text:p>33.1612</text:p>
          </table:table-cell>
          <table:table-cell office:value-type="float" office:value="33.7691" calcext:value-type="float">
            <text:p>33.7691</text:p>
          </table:table-cell>
          <table:table-cell office:value-type="float" office:value="129.894" calcext:value-type="float">
            <text:p>129.894</text:p>
          </table:table-cell>
          <table:table-cell office:value-type="float" office:value="130.437" calcext:value-type="float">
            <text:p>130.437</text:p>
          </table:table-cell>
          <table:table-cell office:value-type="float" office:value="131.132" calcext:value-type="float">
            <text:p>131.1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.9726" calcext:value-type="float">
            <text:p>70.9726</text:p>
          </table:table-cell>
          <table:table-cell office:value-type="float" office:value="87.7031" calcext:value-type="float">
            <text:p>87.7031</text:p>
          </table:table-cell>
          <table:table-cell office:value-type="float" office:value="94.4234" calcext:value-type="float">
            <text:p>94.4234</text:p>
          </table:table-cell>
          <table:table-cell office:value-type="float" office:value="9.95142" calcext:value-type="float">
            <text:p>9.95142</text:p>
          </table:table-cell>
          <table:table-cell office:value-type="float" office:value="57.7235" calcext:value-type="float">
            <text:p>57.7235</text:p>
          </table:table-cell>
          <table:table-cell office:value-type="float" office:value="83.0938" calcext:value-type="float">
            <text:p>83.0938</text:p>
          </table:table-cell>
          <table:table-cell office:value-type="float" office:value="0.063405" calcext:value-type="float">
            <text:p>0.063405</text:p>
          </table:table-cell>
          <table:table-cell office:value-type="float" office:value="1.55897" calcext:value-type="float">
            <text:p>1.55897</text:p>
          </table:table-cell>
          <table:table-cell office:value-type="float" office:value="4.38051" calcext:value-type="float">
            <text:p>4.38051</text:p>
          </table:table-cell>
          <table:table-cell office:value-type="float" office:value="12.3671" calcext:value-type="float">
            <text:p>12.3671</text:p>
          </table:table-cell>
          <table:table-cell office:value-type="float" office:value="12.9781" calcext:value-type="float">
            <text:p>12.9781</text:p>
          </table:table-cell>
          <table:table-cell office:value-type="float" office:value="13.3492" calcext:value-type="float">
            <text:p>13.3492</text:p>
          </table:table-cell>
          <table:table-cell office:value-type="float" office:value="7.05212" calcext:value-type="float">
            <text:p>7.05212</text:p>
          </table:table-cell>
          <table:table-cell office:value-type="float" office:value="8.76745" calcext:value-type="float">
            <text:p>8.76745</text:p>
          </table:table-cell>
          <table:table-cell office:value-type="float" office:value="11.0851" calcext:value-type="float">
            <text:p>11.0851</text:p>
          </table:table-cell>
          <table:table-cell office:value-type="float" office:value="19.8754" calcext:value-type="float">
            <text:p>19.8754</text:p>
          </table:table-cell>
          <table:table-cell office:value-type="float" office:value="24.1566" calcext:value-type="float">
            <text:p>24.1566</text:p>
          </table:table-cell>
          <table:table-cell office:value-type="float" office:value="28.1183" calcext:value-type="float">
            <text:p>28.1183</text:p>
          </table:table-cell>
          <table:table-cell/>
          <table:table-cell table:style-name="ce2" table:formula="of:=[.H11]*24" office:value-type="float" office:value="21710274552" calcext:value-type="float">
            <text:p>21.7 B</text:p>
          </table:table-cell>
          <table:table-cell table:formula="of:=(24*[.H11]/[.B11])" office:value-type="float" office:value="1325089.99951172" calcext:value-type="float">
            <text:p>1325089.99951172</text:p>
          </table:table-cell>
          <table:table-cell/>
          <table:table-cell table:formula="of:=100000*[.BB11]/[.BH11]" office:value-type="float" office:value="0.83655449849329" calcext:value-type="float">
            <text:p>0.8365544985</text:p>
          </table:table-cell>
          <table:table-cell table:formula="of:=100000*[.BE11]/[.BH11]" office:value-type="float" office:value="2.12199171455232" calcext:value-type="float">
            <text:p>2.1219917146</text:p>
          </table:table-cell>
          <table:table-cell table:formula="of:=100000*([.AP11]-[.AS11])/[.BH11]" office:value-type="float" office:value="0.855006075374113" calcext:value-type="float">
            <text:p>0.8550060754</text:p>
          </table:table-cell>
          <table:table-cell table:formula="of:=100000*[.AV11]/[.BH11]" office:value-type="float" office:value="0.330582073792284" calcext:value-type="float">
            <text:p>0.3305820738</text:p>
          </table:table-cell>
          <table:table-cell table:formula="of:=100000*([.AG11]-[.AP11]+[.AS11]-[.BE11]-[.BB11])/[.BH11]" office:value-type="float" office:value="6.08253024547011" calcext:value-type="float">
            <text:p>6.0825302455</text:p>
          </table:table-cell>
          <table:table-cell table:formula="of:=[.BJ11]+[.BK11]+[.BL11]+[.BM11]+[.BN11]" office:value-type="float" office:value="10.2266646076821" calcext:value-type="float">
            <text:p>10.2266646077</text:p>
          </table:table-cell>
          <table:table-cell table:style-name="ce3" table:formula="of:=[.BO11]" office:value-type="float" office:value="10.2266646076821" calcext:value-type="float">
            <text:p>10.2</text:p>
          </table:table-cell>
          <table:table-cell table:formula="of:=[.BJ11]+[.BK11]+[.BL11]+[.BN11]" office:value-type="float" office:value="9.89608253388983" calcext:value-type="float">
            <text:p>9.8960825339</text:p>
          </table:table-cell>
          <table:table-cell table:style-name="ce4" table:formula="of:=[.AG11]*100000/[.BH11]" office:value-type="float" office:value="9.89608253388983" calcext:value-type="float">
            <text:p>9.9</text:p>
          </table:table-cell>
          <table:table-cell table:number-columns-repeated="13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32768" calcext:value-type="float">
            <text:p>32768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8" calcext:value-type="float">
            <text:p>18</text:p>
          </table:table-cell>
          <table:table-cell office:value-type="float" office:value="31218923" calcext:value-type="float">
            <text:p>31218923</text:p>
          </table:table-cell>
          <table:table-cell office:value-type="float" office:value="1934027953" calcext:value-type="float">
            <text:p>1934027953</text:p>
          </table:table-cell>
          <table:table-cell office:value-type="float" office:value="9793407394" calcext:value-type="float">
            <text:p>9793407394</text:p>
          </table:table-cell>
          <table:table-cell office:value-type="float" office:value="943" calcext:value-type="float">
            <text:p>943</text:p>
          </table:table-cell>
          <table:table-cell office:value-type="float" office:value="2002.72" calcext:value-type="float">
            <text:p>2002.72</text:p>
          </table:table-cell>
          <table:table-cell office:value-type="float" office:value="3790" calcext:value-type="float">
            <text:p>3790</text:p>
          </table:table-cell>
          <table:table-cell office:value-type="float" office:value="947" calcext:value-type="float">
            <text:p>947</text:p>
          </table:table-cell>
          <table:table-cell office:value-type="float" office:value="952.726" calcext:value-type="float">
            <text:p>952.726</text:p>
          </table:table-cell>
          <table:table-cell office:value-type="float" office:value="959" calcext:value-type="float">
            <text:p>959</text:p>
          </table:table-cell>
          <table:table-cell office:value-type="float" office:value="50781" calcext:value-type="float">
            <text:p>50781</text:p>
          </table:table-cell>
          <table:table-cell office:value-type="float" office:value="59021.8" calcext:value-type="float">
            <text:p>59021.8</text:p>
          </table:table-cell>
          <table:table-cell office:value-type="float" office:value="65552" calcext:value-type="float">
            <text:p>65552</text:p>
          </table:table-cell>
          <table:table-cell office:value-type="float" office:value="35665" calcext:value-type="float">
            <text:p>35665</text:p>
          </table:table-cell>
          <table:table-cell office:value-type="float" office:value="61723.8" calcext:value-type="float">
            <text:p>61723.8</text:p>
          </table:table-cell>
          <table:table-cell office:value-type="float" office:value="114856" calcext:value-type="float">
            <text:p>114856</text:p>
          </table:table-cell>
          <table:table-cell office:value-type="float" office:value="29958" calcext:value-type="float">
            <text:p>29958</text:p>
          </table:table-cell>
          <table:table-cell office:value-type="float" office:value="61723.8" calcext:value-type="float">
            <text:p>61723.8</text:p>
          </table:table-cell>
          <table:table-cell office:value-type="float" office:value="114355" calcext:value-type="float">
            <text:p>1143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7888" calcext:value-type="float">
            <text:p>96.7888</text:p>
          </table:table-cell>
          <table:table-cell office:value-type="float" office:value="97.3445" calcext:value-type="float">
            <text:p>97.3445</text:p>
          </table:table-cell>
          <table:table-cell office:value-type="float" office:value="97.9526" calcext:value-type="float">
            <text:p>97.9526</text:p>
          </table:table-cell>
          <table:table-cell office:value-type="float" office:value="123.27" calcext:value-type="float">
            <text:p>123.27</text:p>
          </table:table-cell>
          <table:table-cell office:value-type="float" office:value="123.403" calcext:value-type="float">
            <text:p>123.403</text:p>
          </table:table-cell>
          <table:table-cell office:value-type="float" office:value="123.492" calcext:value-type="float">
            <text:p>123.4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.9878" calcext:value-type="float">
            <text:p>67.9878</text:p>
          </table:table-cell>
          <table:table-cell office:value-type="float" office:value="85.3008" calcext:value-type="float">
            <text:p>85.3008</text:p>
          </table:table-cell>
          <table:table-cell office:value-type="float" office:value="96.4916" calcext:value-type="float">
            <text:p>96.4916</text:p>
          </table:table-cell>
          <table:table-cell office:value-type="float" office:value="24.8253" calcext:value-type="float">
            <text:p>24.8253</text:p>
          </table:table-cell>
          <table:table-cell office:value-type="float" office:value="59.945" calcext:value-type="float">
            <text:p>59.945</text:p>
          </table:table-cell>
          <table:table-cell office:value-type="float" office:value="83.5402" calcext:value-type="float">
            <text:p>83.5402</text:p>
          </table:table-cell>
          <table:table-cell office:value-type="float" office:value="0.569628" calcext:value-type="float">
            <text:p>0.569628</text:p>
          </table:table-cell>
          <table:table-cell office:value-type="float" office:value="4.4968" calcext:value-type="float">
            <text:p>4.4968</text:p>
          </table:table-cell>
          <table:table-cell office:value-type="float" office:value="7.38748" calcext:value-type="float">
            <text:p>7.38748</text:p>
          </table:table-cell>
          <table:table-cell office:value-type="float" office:value="110.004" calcext:value-type="float">
            <text:p>110.004</text:p>
          </table:table-cell>
          <table:table-cell office:value-type="float" office:value="110.659" calcext:value-type="float">
            <text:p>110.659</text:p>
          </table:table-cell>
          <table:table-cell office:value-type="float" office:value="111.204" calcext:value-type="float">
            <text:p>111.204</text:p>
          </table:table-cell>
          <table:table-cell office:value-type="float" office:value="5.45645" calcext:value-type="float">
            <text:p>5.45645</text:p>
          </table:table-cell>
          <table:table-cell office:value-type="float" office:value="5.93431" calcext:value-type="float">
            <text:p>5.93431</text:p>
          </table:table-cell>
          <table:table-cell office:value-type="float" office:value="7.68829" calcext:value-type="float">
            <text:p>7.68829</text:p>
          </table:table-cell>
          <table:table-cell office:value-type="float" office:value="16.736" calcext:value-type="float">
            <text:p>16.736</text:p>
          </table:table-cell>
          <table:table-cell office:value-type="float" office:value="19.6072" calcext:value-type="float">
            <text:p>19.6072</text:p>
          </table:table-cell>
          <table:table-cell office:value-type="float" office:value="23.1657" calcext:value-type="float">
            <text:p>23.1657</text:p>
          </table:table-cell>
          <table:table-cell/>
          <table:table-cell table:style-name="ce2" table:formula="of:=[.H12]*24" office:value-type="float" office:value="46416670872" calcext:value-type="float">
            <text:p>46.4 B</text:p>
          </table:table-cell>
          <table:table-cell table:formula="of:=(24*[.H12]/[.B12])" office:value-type="float" office:value="1416524.37963867" calcext:value-type="float">
            <text:p>1416524.37963867</text:p>
          </table:table-cell>
          <table:table-cell/>
          <table:table-cell table:formula="of:=100000*[.BB12]/[.BH12]" office:value-type="float" office:value="0.542757336937691" calcext:value-type="float">
            <text:p>0.5427573369</text:p>
          </table:table-cell>
          <table:table-cell table:formula="of:=100000*[.BE12]/[.BH12]" office:value-type="float" office:value="1.63539013750749" calcext:value-type="float">
            <text:p>1.6353901375</text:p>
          </table:table-cell>
          <table:table-cell table:formula="of:=100000*([.AP12]-[.AS12])/[.BH12]" office:value-type="float" office:value="0.914308301795954" calcext:value-type="float">
            <text:p>0.9143083018</text:p>
          </table:table-cell>
          <table:table-cell table:formula="of:=100000*[.AV12]/[.BH12]" office:value-type="float" office:value="0.521521557001681" calcext:value-type="float">
            <text:p>0.521521557</text:p>
          </table:table-cell>
          <table:table-cell table:formula="of:=100000*([.AG12]-[.AP12]+[.AS12]-[.BE12]-[.BB12])/[.BH12]" office:value-type="float" office:value="5.6255021901089" calcext:value-type="float">
            <text:p>5.6255021901</text:p>
          </table:table-cell>
          <table:table-cell table:formula="of:=[.BJ12]+[.BK12]+[.BL12]+[.BM12]+[.BN12]" office:value-type="float" office:value="9.23947952335172" calcext:value-type="float">
            <text:p>9.2394795234</text:p>
          </table:table-cell>
          <table:table-cell table:style-name="ce3" table:formula="of:=[.BO12]" office:value-type="float" office:value="9.23947952335172" calcext:value-type="float">
            <text:p>9.2</text:p>
          </table:table-cell>
          <table:table-cell table:formula="of:=[.BJ12]+[.BK12]+[.BL12]+[.BN12]" office:value-type="float" office:value="8.71795796635004" calcext:value-type="float">
            <text:p>8.7179579664</text:p>
          </table:table-cell>
          <table:table-cell table:style-name="ce4" table:formula="of:=[.AG12]*100000/[.BH12]" office:value-type="float" office:value="8.71795796635004" calcext:value-type="float">
            <text:p>8.7</text:p>
          </table:table-cell>
          <table:table-cell table:number-columns-repeated="13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5536" calcext:value-type="float">
            <text:p>65536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8" calcext:value-type="float">
            <text:p>18</text:p>
          </table:table-cell>
          <table:table-cell office:value-type="float" office:value="62323717" calcext:value-type="float">
            <text:p>62323717</text:p>
          </table:table-cell>
          <table:table-cell office:value-type="float" office:value="3911379161" calcext:value-type="float">
            <text:p>3911379161</text:p>
          </table:table-cell>
          <table:table-cell office:value-type="float" office:value="16530510221" calcext:value-type="float">
            <text:p>16530510221</text:p>
          </table:table-cell>
          <table:table-cell office:value-type="float" office:value="1124" calcext:value-type="float">
            <text:p>1124</text:p>
          </table:table-cell>
          <table:table-cell office:value-type="float" office:value="2047.02" calcext:value-type="float">
            <text:p>2047.02</text:p>
          </table:table-cell>
          <table:table-cell office:value-type="float" office:value="3847" calcext:value-type="float">
            <text:p>3847</text:p>
          </table:table-cell>
          <table:table-cell office:value-type="float" office:value="945" calcext:value-type="float">
            <text:p>945</text:p>
          </table:table-cell>
          <table:table-cell office:value-type="float" office:value="950.984" calcext:value-type="float">
            <text:p>950.984</text:p>
          </table:table-cell>
          <table:table-cell office:value-type="float" office:value="957" calcext:value-type="float">
            <text:p>957</text:p>
          </table:table-cell>
          <table:table-cell office:value-type="float" office:value="50987" calcext:value-type="float">
            <text:p>50987</text:p>
          </table:table-cell>
          <table:table-cell office:value-type="float" office:value="59682.9" calcext:value-type="float">
            <text:p>59682.9</text:p>
          </table:table-cell>
          <table:table-cell office:value-type="float" office:value="65688" calcext:value-type="float">
            <text:p>65688</text:p>
          </table:table-cell>
          <table:table-cell office:value-type="float" office:value="38514" calcext:value-type="float">
            <text:p>38514</text:p>
          </table:table-cell>
          <table:table-cell office:value-type="float" office:value="63254" calcext:value-type="float">
            <text:p>63254</text:p>
          </table:table-cell>
          <table:table-cell office:value-type="float" office:value="119682" calcext:value-type="float">
            <text:p>119682</text:p>
          </table:table-cell>
          <table:table-cell office:value-type="float" office:value="33160" calcext:value-type="float">
            <text:p>33160</text:p>
          </table:table-cell>
          <table:table-cell office:value-type="float" office:value="63254" calcext:value-type="float">
            <text:p>63254</text:p>
          </table:table-cell>
          <table:table-cell office:value-type="float" office:value="117170" calcext:value-type="float">
            <text:p>1171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.196" calcext:value-type="float">
            <text:p>285.196</text:p>
          </table:table-cell>
          <table:table-cell office:value-type="float" office:value="287.162" calcext:value-type="float">
            <text:p>287.162</text:p>
          </table:table-cell>
          <table:table-cell office:value-type="float" office:value="288.161" calcext:value-type="float">
            <text:p>288.161</text:p>
          </table:table-cell>
          <table:table-cell office:value-type="float" office:value="133.409" calcext:value-type="float">
            <text:p>133.409</text:p>
          </table:table-cell>
          <table:table-cell office:value-type="float" office:value="133.585" calcext:value-type="float">
            <text:p>133.585</text:p>
          </table:table-cell>
          <table:table-cell office:value-type="float" office:value="133.678" calcext:value-type="float">
            <text:p>133.6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.5164" calcext:value-type="float">
            <text:p>58.5164</text:p>
          </table:table-cell>
          <table:table-cell office:value-type="float" office:value="89.1491" calcext:value-type="float">
            <text:p>89.1491</text:p>
          </table:table-cell>
          <table:table-cell office:value-type="float" office:value="104.897" calcext:value-type="float">
            <text:p>104.897</text:p>
          </table:table-cell>
          <table:table-cell office:value-type="float" office:value="29.6807" calcext:value-type="float">
            <text:p>29.6807</text:p>
          </table:table-cell>
          <table:table-cell office:value-type="float" office:value="69.213" calcext:value-type="float">
            <text:p>69.213</text:p>
          </table:table-cell>
          <table:table-cell office:value-type="float" office:value="91.0695" calcext:value-type="float">
            <text:p>91.0695</text:p>
          </table:table-cell>
          <table:table-cell office:value-type="float" office:value="0.716239" calcext:value-type="float">
            <text:p>0.716239</text:p>
          </table:table-cell>
          <table:table-cell office:value-type="float" office:value="5.06481" calcext:value-type="float">
            <text:p>5.06481</text:p>
          </table:table-cell>
          <table:table-cell office:value-type="float" office:value="8.09118" calcext:value-type="float">
            <text:p>8.09118</text:p>
          </table:table-cell>
          <table:table-cell office:value-type="float" office:value="192.345" calcext:value-type="float">
            <text:p>192.345</text:p>
          </table:table-cell>
          <table:table-cell office:value-type="float" office:value="193.353" calcext:value-type="float">
            <text:p>193.353</text:p>
          </table:table-cell>
          <table:table-cell office:value-type="float" office:value="195.301" calcext:value-type="float">
            <text:p>195.301</text:p>
          </table:table-cell>
          <table:table-cell office:value-type="float" office:value="5.75279" calcext:value-type="float">
            <text:p>5.75279</text:p>
          </table:table-cell>
          <table:table-cell office:value-type="float" office:value="6.40077" calcext:value-type="float">
            <text:p>6.40077</text:p>
          </table:table-cell>
          <table:table-cell office:value-type="float" office:value="8.29156" calcext:value-type="float">
            <text:p>8.29156</text:p>
          </table:table-cell>
          <table:table-cell office:value-type="float" office:value="17.6109" calcext:value-type="float">
            <text:p>17.6109</text:p>
          </table:table-cell>
          <table:table-cell office:value-type="float" office:value="20.0733" calcext:value-type="float">
            <text:p>20.0733</text:p>
          </table:table-cell>
          <table:table-cell office:value-type="float" office:value="24.8981" calcext:value-type="float">
            <text:p>24.8981</text:p>
          </table:table-cell>
          <table:table-cell/>
          <table:table-cell table:style-name="ce2" table:formula="of:=[.H13]*24" office:value-type="float" office:value="93873099864" calcext:value-type="float">
            <text:p>93.9 B</text:p>
          </table:table-cell>
          <table:table-cell table:formula="of:=(24*[.H13]/[.B13])" office:value-type="float" office:value="1432389.82946777" calcext:value-type="float">
            <text:p>1432389.82946777</text:p>
          </table:table-cell>
          <table:table-cell/>
          <table:table-cell table:formula="of:=100000*[.BB13]/[.BH13]" office:value-type="float" office:value="0.578861971051614" calcext:value-type="float">
            <text:p>0.5788619711</text:p>
          </table:table-cell>
          <table:table-cell table:formula="of:=100000*[.BE13]/[.BH13]" office:value-type="float" office:value="1.73822094291547" calcext:value-type="float">
            <text:p>1.7382209429</text:p>
          </table:table-cell>
          <table:table-cell table:formula="of:=100000*([.AP13]-[.AS13])/[.BH13]" office:value-type="float" office:value="0.965344748722338" calcext:value-type="float">
            <text:p>0.9653447487</text:p>
          </table:table-cell>
          <table:table-cell table:formula="of:=100000*[.AV13]/[.BH13]" office:value-type="float" office:value="0.564872762536048" calcext:value-type="float">
            <text:p>0.5648727625</text:p>
          </table:table-cell>
          <table:table-cell table:formula="of:=100000*([.AG13]-[.AP13]+[.AS13]-[.BE13]-[.BB13])/[.BH13]" office:value-type="float" office:value="6.05008763795818" calcext:value-type="float">
            <text:p>6.050087638</text:p>
          </table:table-cell>
          <table:table-cell table:formula="of:=[.BJ13]+[.BK13]+[.BL13]+[.BM13]+[.BN13]" office:value-type="float" office:value="9.89738806318365" calcext:value-type="float">
            <text:p>9.8973880632</text:p>
          </table:table-cell>
          <table:table-cell table:style-name="ce3" table:formula="of:=[.BO13]" office:value-type="float" office:value="9.89738806318365" calcext:value-type="float">
            <text:p>9.9</text:p>
          </table:table-cell>
          <table:table-cell table:formula="of:=[.BJ13]+[.BK13]+[.BL13]+[.BN13]" office:value-type="float" office:value="9.3325153006476" calcext:value-type="float">
            <text:p>9.3325153006</text:p>
          </table:table-cell>
          <table:table-cell table:style-name="ce4" table:formula="of:=[.AG13]*100000/[.BH13]" office:value-type="float" office:value="9.3325153006476" calcext:value-type="float">
            <text:p>9.3</text:p>
          </table:table-cell>
          <table:table-cell table:number-columns-repeated="13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8" calcext:value-type="float">
            <text:p>18</text:p>
          </table:table-cell>
          <table:table-cell office:value-type="float" office:value="135492428" calcext:value-type="float">
            <text:p>135492428</text:p>
          </table:table-cell>
          <table:table-cell office:value-type="float" office:value="8573229769" calcext:value-type="float">
            <text:p>8573229769</text:p>
          </table:table-cell>
          <table:table-cell office:value-type="float" office:value="30355490719" calcext:value-type="float">
            <text:p>30355490719</text:p>
          </table:table-cell>
          <table:table-cell office:value-type="float" office:value="1096" calcext:value-type="float">
            <text:p>1096</text:p>
          </table:table-cell>
          <table:table-cell office:value-type="float" office:value="2166.71" calcext:value-type="float">
            <text:p>2166.71</text:p>
          </table:table-cell>
          <table:table-cell office:value-type="float" office:value="4286" calcext:value-type="float">
            <text:p>4286</text:p>
          </table:table-cell>
          <table:table-cell office:value-type="float" office:value="1027" calcext:value-type="float">
            <text:p>1027</text:p>
          </table:table-cell>
          <table:table-cell office:value-type="float" office:value="1033.73" calcext:value-type="float">
            <text:p>1033.73</text:p>
          </table:table-cell>
          <table:table-cell office:value-type="float" office:value="1042" calcext:value-type="float">
            <text:p>1042</text:p>
          </table:table-cell>
          <table:table-cell office:value-type="float" office:value="55093" calcext:value-type="float">
            <text:p>55093</text:p>
          </table:table-cell>
          <table:table-cell office:value-type="float" office:value="65408.6" calcext:value-type="float">
            <text:p>65408.6</text:p>
          </table:table-cell>
          <table:table-cell office:value-type="float" office:value="71216" calcext:value-type="float">
            <text:p>71216</text:p>
          </table:table-cell>
          <table:table-cell office:value-type="float" office:value="34391" calcext:value-type="float">
            <text:p>34391</text:p>
          </table:table-cell>
          <table:table-cell office:value-type="float" office:value="67338.7" calcext:value-type="float">
            <text:p>67338.7</text:p>
          </table:table-cell>
          <table:table-cell office:value-type="float" office:value="128995" calcext:value-type="float">
            <text:p>128995</text:p>
          </table:table-cell>
          <table:table-cell office:value-type="float" office:value="34133" calcext:value-type="float">
            <text:p>34133</text:p>
          </table:table-cell>
          <table:table-cell office:value-type="float" office:value="67338.7" calcext:value-type="float">
            <text:p>67338.7</text:p>
          </table:table-cell>
          <table:table-cell office:value-type="float" office:value="127441" calcext:value-type="float">
            <text:p>127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8.25" calcext:value-type="float">
            <text:p>1598.25</text:p>
          </table:table-cell>
          <table:table-cell office:value-type="float" office:value="1605.18" calcext:value-type="float">
            <text:p>1605.18</text:p>
          </table:table-cell>
          <table:table-cell office:value-type="float" office:value="1607.92" calcext:value-type="float">
            <text:p>1607.92</text:p>
          </table:table-cell>
          <table:table-cell office:value-type="float" office:value="150.588" calcext:value-type="float">
            <text:p>150.588</text:p>
          </table:table-cell>
          <table:table-cell office:value-type="float" office:value="150.74" calcext:value-type="float">
            <text:p>150.74</text:p>
          </table:table-cell>
          <table:table-cell office:value-type="float" office:value="150.865" calcext:value-type="float">
            <text:p>150.8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.937" calcext:value-type="float">
            <text:p>49.937</text:p>
          </table:table-cell>
          <table:table-cell office:value-type="float" office:value="96.6056" calcext:value-type="float">
            <text:p>96.6056</text:p>
          </table:table-cell>
          <table:table-cell office:value-type="float" office:value="116.173" calcext:value-type="float">
            <text:p>116.173</text:p>
          </table:table-cell>
          <table:table-cell office:value-type="float" office:value="27.9833" calcext:value-type="float">
            <text:p>27.9833</text:p>
          </table:table-cell>
          <table:table-cell office:value-type="float" office:value="79.7121" calcext:value-type="float">
            <text:p>79.7121</text:p>
          </table:table-cell>
          <table:table-cell office:value-type="float" office:value="102.71" calcext:value-type="float">
            <text:p>102.71</text:p>
          </table:table-cell>
          <table:table-cell office:value-type="float" office:value="0.542388" calcext:value-type="float">
            <text:p>0.542388</text:p>
          </table:table-cell>
          <table:table-cell office:value-type="float" office:value="3.48505" calcext:value-type="float">
            <text:p>3.48505</text:p>
          </table:table-cell>
          <table:table-cell office:value-type="float" office:value="6.32227" calcext:value-type="float">
            <text:p>6.32227</text:p>
          </table:table-cell>
          <table:table-cell office:value-type="float" office:value="151.215" calcext:value-type="float">
            <text:p>151.215</text:p>
          </table:table-cell>
          <table:table-cell office:value-type="float" office:value="154.003" calcext:value-type="float">
            <text:p>154.003</text:p>
          </table:table-cell>
          <table:table-cell office:value-type="float" office:value="160.946" calcext:value-type="float">
            <text:p>160.946</text:p>
          </table:table-cell>
          <table:table-cell office:value-type="float" office:value="6.64814" calcext:value-type="float">
            <text:p>6.64814</text:p>
          </table:table-cell>
          <table:table-cell office:value-type="float" office:value="7.55256" calcext:value-type="float">
            <text:p>7.55256</text:p>
          </table:table-cell>
          <table:table-cell office:value-type="float" office:value="9.63962" calcext:value-type="float">
            <text:p>9.63962</text:p>
          </table:table-cell>
          <table:table-cell office:value-type="float" office:value="19.8959" calcext:value-type="float">
            <text:p>19.8959</text:p>
          </table:table-cell>
          <table:table-cell office:value-type="float" office:value="22.5974" calcext:value-type="float">
            <text:p>22.5974</text:p>
          </table:table-cell>
          <table:table-cell office:value-type="float" office:value="28.6278" calcext:value-type="float">
            <text:p>28.6278</text:p>
          </table:table-cell>
          <table:table-cell/>
          <table:table-cell table:style-name="ce2" table:formula="of:=[.H14]*24" office:value-type="float" office:value="205757514456" calcext:value-type="float">
            <text:p>205.8 B</text:p>
          </table:table-cell>
          <table:table-cell table:formula="of:=(24*[.H14]/[.B14])" office:value-type="float" office:value="1569805.2555542" calcext:value-type="float">
            <text:p>1569805.2555542</text:p>
          </table:table-cell>
          <table:table-cell/>
          <table:table-cell table:formula="of:=100000*[.BB14]/[.BH14]" office:value-type="float" office:value="0.614064704261476" calcext:value-type="float">
            <text:p>0.6140647043</text:p>
          </table:table-cell>
          <table:table-cell table:formula="of:=100000*[.BE14]/[.BH14]" office:value-type="float" office:value="1.82365295941714" calcext:value-type="float">
            <text:p>1.8236529594</text:p>
          </table:table-cell>
          <table:table-cell table:formula="of:=100000*([.AP14]-[.AS14])/[.BH14]" office:value-type="float" office:value="0.857622303936489" calcext:value-type="float">
            <text:p>0.8576223039</text:p>
          </table:table-cell>
          <table:table-cell table:formula="of:=100000*[.AV14]/[.BH14]" office:value-type="float" office:value="0.402742313266623" calcext:value-type="float">
            <text:p>0.4027423133</text:p>
          </table:table-cell>
          <table:table-cell table:formula="of:=100000*([.AG14]-[.AP14]+[.AS14]-[.BE14]-[.BB14])/[.BH14]" office:value-type="float" office:value="6.31508778870802" calcext:value-type="float">
            <text:p>6.3150877887</text:p>
          </table:table-cell>
          <table:table-cell table:formula="of:=[.BJ14]+[.BK14]+[.BL14]+[.BM14]+[.BN14]" office:value-type="float" office:value="10.0131700695898" calcext:value-type="float">
            <text:p>10.0131700696</text:p>
          </table:table-cell>
          <table:table-cell table:style-name="ce3" table:formula="of:=[.BO14]" office:value-type="float" office:value="10.0131700695898" calcext:value-type="float">
            <text:p>10.0</text:p>
          </table:table-cell>
          <table:table-cell table:formula="of:=[.BJ14]+[.BK14]+[.BL14]+[.BN14]" office:value-type="float" office:value="9.61042775632313" calcext:value-type="float">
            <text:p>9.6104277563</text:p>
          </table:table-cell>
          <table:table-cell table:style-name="ce4" table:formula="of:=[.AG14]*100000/[.BH14]" office:value-type="float" office:value="9.61042775632313" calcext:value-type="float">
            <text:p>9.6</text:p>
          </table:table-cell>
          <table:table-cell table:number-columns-repeated="13"/>
        </table:table-row>
        <table:table-row table:style-name="ro1">
          <table:table-cell table:number-columns-repeated="80"/>
          <table:table-cell office:value-type="string" calcext:value-type="string">
            <text:p>npes</text:p>
          </table:table-cell>
          <table:table-cell office:value-type="string" calcext:value-type="string">
            <text:p>Wavelets* (micro s)</text:p>
          </table:table-cell>
          <table:table-cell office:value-type="string" calcext:value-type="string">
            <text:p>Remesh* (micro s)</text:p>
          </table:table-cell>
        </table:table-row>
        <table:table-row table:style-name="ro1">
          <table:table-cell table:number-columns-repeated="80"/>
          <table:table-cell office:value-type="float" office:value="32" calcext:value-type="float">
            <text:p>32</text:p>
          </table:table-cell>
          <table:table-cell office:value-type="float" office:value="0.178033043525499" calcext:value-type="float">
            <text:p>0.1780330435</text:p>
          </table:table-cell>
          <table:table-cell office:value-type="float" office:value="0.256609240104268" calcext:value-type="float">
            <text:p>0.2566092401</text:p>
          </table:table-cell>
        </table:table-row>
        <table:table-row table:style-name="ro1">
          <table:table-cell table:number-columns-repeated="80"/>
          <table:table-cell office:value-type="float" office:value="64" calcext:value-type="float">
            <text:p>64</text:p>
          </table:table-cell>
          <table:table-cell office:value-type="float" office:value="0.0498616282127374" calcext:value-type="float">
            <text:p>0.0498616282</text:p>
          </table:table-cell>
          <table:table-cell office:value-type="float" office:value="0.300265615607817" calcext:value-type="float">
            <text:p>0.3002656156</text:p>
          </table:table-cell>
        </table:table-row>
        <table:table-row table:style-name="ro1">
          <table:table-cell table:number-columns-repeated="80"/>
          <table:table-cell office:value-type="float" office:value="128" calcext:value-type="float">
            <text:p>128</text:p>
          </table:table-cell>
          <table:table-cell office:value-type="float" office:value="0.0607246842441012" calcext:value-type="float">
            <text:p>0.0607246842</text:p>
          </table:table-cell>
          <table:table-cell office:value-type="float" office:value="0.324828270154453" calcext:value-type="float">
            <text:p>0.3248282702</text:p>
          </table:table-cell>
        </table:table-row>
        <table:table-row table:style-name="ro1">
          <table:table-cell table:number-columns-repeated="80"/>
          <table:table-cell office:value-type="float" office:value="256" calcext:value-type="float">
            <text:p>256</text:p>
          </table:table-cell>
          <table:table-cell office:value-type="float" office:value="0.108254146214998" calcext:value-type="float">
            <text:p>0.1082541462</text:p>
          </table:table-cell>
          <table:table-cell office:value-type="float" office:value="0.346669777633017" calcext:value-type="float">
            <text:p>0.3466697776</text:p>
          </table:table-cell>
        </table:table-row>
        <table:table-row table:style-name="ro1">
          <table:table-cell table:number-columns-repeated="80"/>
          <table:table-cell office:value-type="float" office:value="512" calcext:value-type="float">
            <text:p>512</text:p>
          </table:table-cell>
          <table:table-cell office:value-type="float" office:value="0.140758393167918" calcext:value-type="float">
            <text:p>0.1407583932</text:p>
          </table:table-cell>
          <table:table-cell office:value-type="float" office:value="0.386767049030935" calcext:value-type="float">
            <text:p>0.386767049</text:p>
          </table:table-cell>
        </table:table-row>
        <table:table-row table:style-name="ro1">
          <table:table-cell table:number-columns-repeated="80"/>
          <table:table-cell office:value-type="float" office:value="1024" calcext:value-type="float">
            <text:p>1024</text:p>
          </table:table-cell>
          <table:table-cell office:value-type="float" office:value="0.171594292532171" calcext:value-type="float">
            <text:p>0.1715942925</text:p>
          </table:table-cell>
          <table:table-cell office:value-type="float" office:value="0.402909596079731" calcext:value-type="float">
            <text:p>0.4029095961</text:p>
          </table:table-cell>
        </table:table-row>
        <table:table-row table:style-name="ro1">
          <table:table-cell table:number-columns-repeated="80"/>
          <table:table-cell office:value-type="float" office:value="2048" calcext:value-type="float">
            <text:p>2048</text:p>
          </table:table-cell>
          <table:table-cell office:value-type="float" office:value="0.182854191135164" calcext:value-type="float">
            <text:p>0.1828541911</text:p>
          </table:table-cell>
          <table:table-cell office:value-type="float" office:value="0.487223416636615" calcext:value-type="float">
            <text:p>0.4872234166</text:p>
          </table:table-cell>
        </table:table-row>
        <table:table-row table:style-name="ro1">
          <table:table-cell table:number-columns-repeated="80"/>
          <table:table-cell office:value-type="float" office:value="4096" calcext:value-type="float">
            <text:p>4096</text:p>
          </table:table-cell>
          <table:table-cell office:value-type="float" office:value="0.253052236667361" calcext:value-type="float">
            <text:p>0.2530522367</text:p>
          </table:table-cell>
          <table:table-cell office:value-type="float" office:value="0.72715813204944" calcext:value-type="float">
            <text:p>0.727158132</text:p>
          </table:table-cell>
        </table:table-row>
        <table:table-row table:style-name="ro1">
          <table:table-cell table:number-columns-repeated="80"/>
          <table:table-cell office:value-type="float" office:value="8192" calcext:value-type="float">
            <text:p>8192</text:p>
          </table:table-cell>
          <table:table-cell office:value-type="float" office:value="0.29938359106729" calcext:value-type="float">
            <text:p>0.2993835911</text:p>
          </table:table-cell>
          <table:table-cell office:value-type="float" office:value="1.02612337014367" calcext:value-type="float">
            <text:p>1.0261233701</text:p>
          </table:table-cell>
        </table:table-row>
        <table:table-row table:style-name="ro1">
          <table:table-cell table:number-columns-repeated="80"/>
          <table:table-cell office:value-type="float" office:value="16384" calcext:value-type="float">
            <text:p>16384</text:p>
          </table:table-cell>
          <table:table-cell office:value-type="float" office:value="0.330582073792284" calcext:value-type="float">
            <text:p>0.3305820738</text:p>
          </table:table-cell>
          <table:table-cell office:value-type="float" office:value="2.54843822022984" calcext:value-type="float">
            <text:p>2.5484382202</text:p>
          </table:table-cell>
        </table:table-row>
        <table:table-row table:style-name="ro1">
          <table:table-cell table:number-columns-repeated="80"/>
          <table:table-cell office:value-type="float" office:value="32768" calcext:value-type="float">
            <text:p>32768</text:p>
          </table:table-cell>
          <table:table-cell office:value-type="float" office:value="0.521521557001681" calcext:value-type="float">
            <text:p>0.521521557</text:p>
          </table:table-cell>
          <table:table-cell office:value-type="float" office:value="6.91499570413224" calcext:value-type="float">
            <text:p>6.9149957041</text:p>
          </table:table-cell>
        </table:table-row>
        <table:table-row table:style-name="ro1">
          <table:table-cell table:number-columns-repeated="80"/>
          <table:table-cell office:value-type="float" office:value="65536" calcext:value-type="float">
            <text:p>65536</text:p>
          </table:table-cell>
          <table:table-cell office:value-type="float" office:value="0.564872762536048" calcext:value-type="float">
            <text:p>0.5648727625</text:p>
          </table:table-cell>
          <table:table-cell office:value-type="float" office:value="20.1174983284453" calcext:value-type="float">
            <text:p>20.1174983284</text:p>
          </table:table-cell>
        </table:table-row>
        <table:table-row table:style-name="ro1">
          <table:table-cell table:number-columns-repeated="80"/>
          <table:table-cell office:value-type="float" office:value="131072" calcext:value-type="float">
            <text:p>131072</text:p>
          </table:table-cell>
          <table:table-cell office:value-type="float" office:value="0.402742313266623" calcext:value-type="float">
            <text:p>0.4027423133</text:p>
          </table:table-cell>
          <table:table-cell office:value-type="float" office:value="102.427991899692" calcext:value-type="float">
            <text:p>102.42799189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2" loext:min-decimal-places="2" number:min-integer-digits="0" number:display-factor="1000000"/>
      <number:text> M</number:text>
    </number:number-style>
    <number:number-style style:name="N122">
      <number:number number:decimal-places="2" loext:min-decimal-places="2" number:min-integer-digits="0" number:display-factor="1000000000"/>
      <number:text> B</number:text>
    </number:number-style>
    <number:number-style style:name="N123">
      <number:number number:decimal-places="1" loext:min-decimal-places="1" number:min-integer-digits="0" number:display-factor="1000000000"/>
      <number:text> B</number:text>
    </number:number-style>
    <number:number-style style:name="N124">
      <number:number number:decimal-places="1" loext:min-decimal-places="1" number:min-integer-digits="0" number:display-factor="1000000"/>
      <number:text> M</number:text>
    </number:number-style>
    <number:number-style style:name="N125">
      <number:number number:decimal-places="1" loext:min-decimal-places="1" number:min-integer-digits="0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12:16:28.622923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3T10:00:35.384998546</dc:date>
    <meta:editing-duration>PT18H52M14S</meta:editing-duration>
    <meta:editing-cycles>4</meta:editing-cycles>
    <meta:generator>LibreOffice/5.1.6.2$Linux_X86_64 LibreOffice_project/10m0$Build-2</meta:generator>
    <meta:document-statistic meta:table-count="1" meta:cell-count="994" meta:object-count="0"/>
  </office:meta>
</office:document-meta>
</file>